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1190]-[.E1190]" office:value-type="float" office:value="1.44" calcext:value-type="float">
            <text:p>1.44</text:p>
          </table:table-cell>
          <table:table-cell table:formula="of:=SUM([.$H$2:.H1190])" office:value-type="float" office:value="-83.7" calcext:value-type="float">
            <text:p>-83.70</text:p>
          </table:table-cell>
          <table:table-cell table:formula="of:=SUM([.H$3:.H1190])/SUM([.E$3:.E1190])" office:value-type="percentage" office:value="-0.0214066496163683" calcext:value-type="percentage">
            <text:p>-2%</text:p>
          </table:table-cell>
          <table:table-cell table:formula="of:=[.O1190]-(1-[.O1190])/[.N1190]" office:value-type="percentage" office:value="-0.00527633140199946" calcext:value-type="percentage">
            <text:p>-0.5%</text:p>
          </table:table-cell>
          <table:table-cell table:formula="of:=AVERAGEIF([.$H$3:.$H1190];&quot;&gt;0&quot;)" office:value-type="float" office:value="1.84843260188088" calcext:value-type="float">
            <text:p>1.8</text:p>
          </table:table-cell>
          <table:table-cell table:formula="of:=AVERAGEIF([.$H$3:.$H1190];&quot;&lt;0&quot;)" office:value-type="float" office:value="-3.91021671826625" calcext:value-type="float">
            <text:p>-3.9</text:p>
          </table:table-cell>
          <table:table-cell table:formula="of:=[.L1190]/-[.M1190]" office:value-type="percentage" office:value="0.472718709744674" calcext:value-type="percentage">
            <text:p>47%</text:p>
          </table:table-cell>
          <table:table-cell table:formula="of:=COUNTIF([.$G$3:.$G1190];&quot;&gt;0&quot;)/COUNTIF([.$B$3:.$B1190];&quot;&gt;0&quot;)" office:value-type="percentage" office:value="0.677322677322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.4" calcext:value-type="float">
            <text:p>3.40</text:p>
          </table:table-cell>
          <table:table-cell table:formula="of:=[.G1191]-[.E1191]" office:value-type="float" office:value="1.4" calcext:value-type="float">
            <text:p>1.40</text:p>
          </table:table-cell>
          <table:table-cell table:formula="of:=SUM([.$H$2:.H1191])" office:value-type="float" office:value="-82.3" calcext:value-type="float">
            <text:p>-82.30</text:p>
          </table:table-cell>
          <table:table-cell table:formula="of:=SUM([.H$3:.H1191])/SUM([.E$3:.E1191])" office:value-type="percentage" office:value="-0.0210378323108384" calcext:value-type="percentage">
            <text:p>-2%</text:p>
          </table:table-cell>
          <table:table-cell table:formula="of:=[.O1191]-(1-[.O1191])/[.N1191]" office:value-type="percentage" office:value="-0.00453205556364211" calcext:value-type="percentage">
            <text:p>-0.5%</text:p>
          </table:table-cell>
          <table:table-cell table:formula="of:=AVERAGEIF([.$H$3:.$H1191];&quot;&gt;0&quot;)" office:value-type="float" office:value="1.84773082942097" calcext:value-type="float">
            <text:p>1.8</text:p>
          </table:table-cell>
          <table:table-cell table:formula="of:=AVERAGEIF([.$H$3:.$H1191];&quot;&lt;0&quot;)" office:value-type="float" office:value="-3.91021671826625" calcext:value-type="float">
            <text:p>-3.9</text:p>
          </table:table-cell>
          <table:table-cell table:formula="of:=[.L1191]/-[.M1191]" office:value-type="percentage" office:value="0.472539238244634" calcext:value-type="percentage">
            <text:p>47%</text:p>
          </table:table-cell>
          <table:table-cell table:formula="of:=COUNTIF([.$G$3:.$G1191];&quot;&gt;0&quot;)/COUNTIF([.$B$3:.$B1191];&quot;&gt;0&quot;)" office:value-type="percentage" office:value="0.67764471057884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1192]-[.E1192]" office:value-type="float" office:value="2.6" calcext:value-type="float">
            <text:p>2.60</text:p>
          </table:table-cell>
          <table:table-cell table:formula="of:=SUM([.$H$2:.H1192])" office:value-type="float" office:value="-79.7" calcext:value-type="float">
            <text:p>-79.70</text:p>
          </table:table-cell>
          <table:table-cell table:formula="of:=SUM([.H$3:.H1192])/SUM([.E$3:.E1192])" office:value-type="percentage" office:value="-0.0203524004085802" calcext:value-type="percentage">
            <text:p>-2%</text:p>
          </table:table-cell>
          <table:table-cell table:formula="of:=[.O1192]-(1-[.O1192])/[.N1192]" office:value-type="percentage" office:value="-0.00309727455847664" calcext:value-type="percentage">
            <text:p>-0.3%</text:p>
          </table:table-cell>
          <table:table-cell table:formula="of:=AVERAGEIF([.$H$3:.$H1192];&quot;&gt;0&quot;)" office:value-type="float" office:value="1.84890625" calcext:value-type="float">
            <text:p>1.8</text:p>
          </table:table-cell>
          <table:table-cell table:formula="of:=AVERAGEIF([.$H$3:.$H1192];&quot;&lt;0&quot;)" office:value-type="float" office:value="-3.91021671826625" calcext:value-type="float">
            <text:p>-3.9</text:p>
          </table:table-cell>
          <table:table-cell table:formula="of:=[.L1192]/-[.M1192]" office:value-type="percentage" office:value="0.472839840657165" calcext:value-type="percentage">
            <text:p>47%</text:p>
          </table:table-cell>
          <table:table-cell table:formula="of:=COUNTIF([.$G$3:.$G1192];&quot;&gt;0&quot;)/COUNTIF([.$B$3:.$B1192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urkacz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93]-[.E1193]" office:value-type="float" office:value="-6" calcext:value-type="float">
            <text:p>-6.00</text:p>
          </table:table-cell>
          <table:table-cell table:formula="of:=SUM([.$H$2:.H1193])" office:value-type="float" office:value="-85.7" calcext:value-type="float">
            <text:p>-85.70</text:p>
          </table:table-cell>
          <table:table-cell table:formula="of:=SUM([.H$3:.H1193])/SUM([.E$3:.E1193])" office:value-type="percentage" office:value="-0.0218510963793983" calcext:value-type="percentage">
            <text:p>-2%</text:p>
          </table:table-cell>
          <table:table-cell table:formula="of:=[.O1193]-(1-[.O1193])/[.N1193]" office:value-type="percentage" office:value="-0.00632642252758653" calcext:value-type="percentage">
            <text:p>-0.6%</text:p>
          </table:table-cell>
          <table:table-cell table:formula="of:=AVERAGEIF([.$H$3:.$H1193];&quot;&gt;0&quot;)" office:value-type="float" office:value="1.84890625" calcext:value-type="float">
            <text:p>1.8</text:p>
          </table:table-cell>
          <table:table-cell table:formula="of:=AVERAGEIF([.$H$3:.$H1193];&quot;&lt;0&quot;)" office:value-type="float" office:value="-3.91666666666667" calcext:value-type="float">
            <text:p>-3.9</text:p>
          </table:table-cell>
          <table:table-cell table:formula="of:=[.L1193]/-[.M1193]" office:value-type="percentage" office:value="0.472061170212766" calcext:value-type="percentage">
            <text:p>47%</text:p>
          </table:table-cell>
          <table:table-cell table:formula="of:=COUNTIF([.$G$3:.$G1193];&quot;&gt;0&quot;)/COUNTIF([.$B$3:.$B1193];&quot;&gt;0&quot;)" office:value-type="percentage" office:value="0.6772908366533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94]-[.E1194]" office:value-type="float" office:value="1.16" calcext:value-type="float">
            <text:p>1.16</text:p>
          </table:table-cell>
          <table:table-cell table:formula="of:=SUM([.$H$2:.H1194])" office:value-type="float" office:value="-84.54" calcext:value-type="float">
            <text:p>-84.54</text:p>
          </table:table-cell>
          <table:table-cell table:formula="of:=SUM([.H$3:.H1194])/SUM([.E$3:.E1194])" office:value-type="percentage" office:value="-0.0215443425076453" calcext:value-type="percentage">
            <text:p>-2%</text:p>
          </table:table-cell>
          <table:table-cell table:formula="of:=[.O1194]-(1-[.O1194])/[.N1194]" office:value-type="percentage" office:value="-0.00572231290737468" calcext:value-type="percentage">
            <text:p>-0.6%</text:p>
          </table:table-cell>
          <table:table-cell table:formula="of:=AVERAGEIF([.$H$3:.$H1194];&quot;&gt;0&quot;)" office:value-type="float" office:value="1.84783151326053" calcext:value-type="float">
            <text:p>1.8</text:p>
          </table:table-cell>
          <table:table-cell table:formula="of:=AVERAGEIF([.$H$3:.$H1194];&quot;&lt;0&quot;)" office:value-type="float" office:value="-3.91666666666667" calcext:value-type="float">
            <text:p>-3.9</text:p>
          </table:table-cell>
          <table:table-cell table:formula="of:=[.L1194]/-[.M1194]" office:value-type="percentage" office:value="0.471786769343114" calcext:value-type="percentage">
            <text:p>47%</text:p>
          </table:table-cell>
          <table:table-cell table:formula="of:=COUNTIF([.$G$3:.$G1194];&quot;&gt;0&quot;)/COUNTIF([.$B$3:.$B1194];&quot;&gt;0&quot;)" office:value-type="percentage" office:value="0.6776119402985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0</text:p>
          </table:table-cell>
          <table:table-cell office:value-type="float" office:value="15.6" calcext:value-type="float">
            <text:p>15.60</text:p>
          </table:table-cell>
          <table:table-cell table:formula="of:=[.G1195]-[.E1195]" office:value-type="float" office:value="3.6" calcext:value-type="float">
            <text:p>3.60</text:p>
          </table:table-cell>
          <table:table-cell table:formula="of:=SUM([.$H$2:.H1195])" office:value-type="float" office:value="-80.94" calcext:value-type="float">
            <text:p>-80.94</text:p>
          </table:table-cell>
          <table:table-cell table:formula="of:=SUM([.H$3:.H1195])/SUM([.E$3:.E1195])" office:value-type="percentage" office:value="-0.0205640243902439" calcext:value-type="percentage">
            <text:p>-2%</text:p>
          </table:table-cell>
          <table:table-cell table:formula="of:=[.O1195]-(1-[.O1195])/[.N1195]" office:value-type="percentage" office:value="-0.00371579924021392" calcext:value-type="percentage">
            <text:p>-0.4%</text:p>
          </table:table-cell>
          <table:table-cell table:formula="of:=AVERAGEIF([.$H$3:.$H1195];&quot;&gt;0&quot;)" office:value-type="float" office:value="1.85056074766355" calcext:value-type="float">
            <text:p>1.9</text:p>
          </table:table-cell>
          <table:table-cell table:formula="of:=AVERAGEIF([.$H$3:.$H1195];&quot;&lt;0&quot;)" office:value-type="float" office:value="-3.91666666666667" calcext:value-type="float">
            <text:p>-3.9</text:p>
          </table:table-cell>
          <table:table-cell table:formula="of:=[.L1195]/-[.M1195]" office:value-type="percentage" office:value="0.47248359514814" calcext:value-type="percentage">
            <text:p>47%</text:p>
          </table:table-cell>
          <table:table-cell table:formula="of:=COUNTIF([.$G$3:.$G1195];&quot;&gt;0&quot;)/COUNTIF([.$B$3:.$B1195];&quot;&gt;0&quot;)" office:value-type="percentage" office:value="0.67793240556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197]-[.E1197]" office:value-type="float" office:value="0.45" calcext:value-type="float">
            <text:p>0.45</text:p>
          </table:table-cell>
          <table:table-cell table:formula="of:=SUM([.$H$2:.H1197])" office:value-type="float" office:value="-80.49" calcext:value-type="float">
            <text:p>-80.49</text:p>
          </table:table-cell>
          <table:table-cell table:formula="of:=SUM([.H$3:.H1197])/SUM([.E$3:.E1197])" office:value-type="percentage" office:value="-0.0204445008890018" calcext:value-type="percentage">
            <text:p>-2%</text:p>
          </table:table-cell>
          <table:table-cell table:formula="of:=[.O1197]-(1-[.O1197])/[.N1197]" office:value-type="percentage" office:value="-0.00352152896757107" calcext:value-type="percentage">
            <text:p>-0.4%</text:p>
          </table:table-cell>
          <table:table-cell table:formula="of:=AVERAGEIF([.$H$3:.$H1197];&quot;&gt;0&quot;)" office:value-type="float" office:value="1.84838258164852" calcext:value-type="float">
            <text:p>1.8</text:p>
          </table:table-cell>
          <table:table-cell table:formula="of:=AVERAGEIF([.$H$3:.$H1197];&quot;&lt;0&quot;)" office:value-type="float" office:value="-3.91666666666667" calcext:value-type="float">
            <text:p>-3.9</text:p>
          </table:table-cell>
          <table:table-cell table:formula="of:=[.L1197]/-[.M1197]" office:value-type="percentage" office:value="0.471927467654942" calcext:value-type="percentage">
            <text:p>47%</text:p>
          </table:table-cell>
          <table:table-cell table:formula="of:=COUNTIF([.$G$3:.$G1197];&quot;&gt;0&quot;)/COUNTIF([.$B$3:.$B1197];&quot;&gt;0&quot;)" office:value-type="percentage" office:value="0.6782522343594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98]-[.E1198]" office:value-type="float" office:value="-3" calcext:value-type="float">
            <text:p>-3.00</text:p>
          </table:table-cell>
          <table:table-cell table:formula="of:=SUM([.$H$2:.H1198])" office:value-type="float" office:value="-83.49" calcext:value-type="float">
            <text:p>-83.49</text:p>
          </table:table-cell>
          <table:table-cell table:formula="of:=SUM([.H$3:.H1198])/SUM([.E$3:.E1198])" office:value-type="percentage" office:value="-0.0211903553299492" calcext:value-type="percentage">
            <text:p>-2%</text:p>
          </table:table-cell>
          <table:table-cell table:formula="of:=[.O1198]-(1-[.O1198])/[.N1198]" office:value-type="percentage" office:value="-0.00512819472641046" calcext:value-type="percentage">
            <text:p>-0.5%</text:p>
          </table:table-cell>
          <table:table-cell table:formula="of:=AVERAGEIF([.$H$3:.$H1198];&quot;&gt;0&quot;)" office:value-type="float" office:value="1.84838258164852" calcext:value-type="float">
            <text:p>1.8</text:p>
          </table:table-cell>
          <table:table-cell table:formula="of:=AVERAGEIF([.$H$3:.$H1198];&quot;&lt;0&quot;)" office:value-type="float" office:value="-3.91384615384615" calcext:value-type="float">
            <text:p>-3.9</text:p>
          </table:table-cell>
          <table:table-cell table:formula="of:=[.L1198]/-[.M1198]" office:value-type="percentage" office:value="0.472267562135039" calcext:value-type="percentage">
            <text:p>47%</text:p>
          </table:table-cell>
          <table:table-cell table:formula="of:=COUNTIF([.$G$3:.$G1198];&quot;&gt;0&quot;)/COUNTIF([.$B$3:.$B1198];&quot;&gt;0&quot;)" office:value-type="percentage" office:value="0.6775793650793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1199]-[.E1199]" office:value-type="float" office:value="1.52" calcext:value-type="float">
            <text:p>1.52</text:p>
          </table:table-cell>
          <table:table-cell table:formula="of:=SUM([.$H$2:.H1199])" office:value-type="float" office:value="-81.97" calcext:value-type="float">
            <text:p>-81.97</text:p>
          </table:table-cell>
          <table:table-cell table:formula="of:=SUM([.H$3:.H1199])/SUM([.E$3:.E1199])" office:value-type="percentage" office:value="-0.0207834685598377" calcext:value-type="percentage">
            <text:p>-2%</text:p>
          </table:table-cell>
          <table:table-cell table:formula="of:=[.O1199]-(1-[.O1199])/[.N1199]" office:value-type="percentage" office:value="-0.00432023488310296" calcext:value-type="percentage">
            <text:p>-0.4%</text:p>
          </table:table-cell>
          <table:table-cell table:formula="of:=AVERAGEIF([.$H$3:.$H1199];&quot;&gt;0&quot;)" office:value-type="float" office:value="1.84787267080745" calcext:value-type="float">
            <text:p>1.8</text:p>
          </table:table-cell>
          <table:table-cell table:formula="of:=AVERAGEIF([.$H$3:.$H1199];&quot;&lt;0&quot;)" office:value-type="float" office:value="-3.91384615384615" calcext:value-type="float">
            <text:p>-3.9</text:p>
          </table:table-cell>
          <table:table-cell table:formula="of:=[.L1199]/-[.M1199]" office:value-type="percentage" office:value="0.472137278311652" calcext:value-type="percentage">
            <text:p>47%</text:p>
          </table:table-cell>
          <table:table-cell table:formula="of:=COUNTIF([.$G$3:.$G1199];&quot;&gt;0&quot;)/COUNTIF([.$B$3:.$B1199];&quot;&gt;0&quot;)" office:value-type="percentage" office:value="0.6778989098116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table:style-name="ce103"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200]-[.E1200]" office:value-type="float" office:value="-4" calcext:value-type="float">
            <text:p>-4.00</text:p>
          </table:table-cell>
          <table:table-cell table:formula="of:=SUM([.$H$2:.H1200])" office:value-type="float" office:value="-85.97" calcext:value-type="float">
            <text:p>-85.97</text:p>
          </table:table-cell>
          <table:table-cell table:formula="of:=SUM([.H$3:.H1200])/SUM([.E$3:.E1200])" office:value-type="percentage" office:value="-0.0217755825734549" calcext:value-type="percentage">
            <text:p>-2%</text:p>
          </table:table-cell>
          <table:table-cell table:formula="of:=[.O1200]-(1-[.O1200])/[.N1200]" office:value-type="percentage" office:value="-0.00645917654293293" calcext:value-type="percentage">
            <text:p>-0.6%</text:p>
          </table:table-cell>
          <table:table-cell table:formula="of:=AVERAGEIF([.$H$3:.$H1200];&quot;&gt;0&quot;)" office:value-type="float" office:value="1.84787267080745" calcext:value-type="float">
            <text:p>1.8</text:p>
          </table:table-cell>
          <table:table-cell table:formula="of:=AVERAGEIF([.$H$3:.$H1200];&quot;&lt;0&quot;)" office:value-type="float" office:value="-3.91411042944785" calcext:value-type="float">
            <text:p>-3.9</text:p>
          </table:table-cell>
          <table:table-cell table:formula="of:=[.L1200]/-[.M1200]" office:value-type="percentage" office:value="0.472105400221967" calcext:value-type="percentage">
            <text:p>47%</text:p>
          </table:table-cell>
          <table:table-cell table:formula="of:=COUNTIF([.$G$3:.$G1200];&quot;&gt;0&quot;)/COUNTIF([.$B$3:.$B1200];&quot;&gt;0&quot;)" office:value-type="percentage" office:value="0.6772277227722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01]-[.E1201]" office:value-type="float" office:value="2.4" calcext:value-type="float">
            <text:p>2.40</text:p>
          </table:table-cell>
          <table:table-cell table:formula="of:=SUM([.$H$2:.H1201])" office:value-type="float" office:value="-83.57" calcext:value-type="float">
            <text:p>-83.57</text:p>
          </table:table-cell>
          <table:table-cell table:formula="of:=SUM([.H$3:.H1201])/SUM([.E$3:.E1201])" office:value-type="percentage" office:value="-0.0211516071880536" calcext:value-type="percentage">
            <text:p>-2%</text:p>
          </table:table-cell>
          <table:table-cell table:formula="of:=[.O1201]-(1-[.O1201])/[.N1201]" office:value-type="percentage" office:value="-0.00514741556306186" calcext:value-type="percentage">
            <text:p>-0.5%</text:p>
          </table:table-cell>
          <table:table-cell table:formula="of:=AVERAGEIF([.$H$3:.$H1201];&quot;&gt;0&quot;)" office:value-type="float" office:value="1.84872868217054" calcext:value-type="float">
            <text:p>1.8</text:p>
          </table:table-cell>
          <table:table-cell table:formula="of:=AVERAGEIF([.$H$3:.$H1201];&quot;&lt;0&quot;)" office:value-type="float" office:value="-3.91411042944785" calcext:value-type="float">
            <text:p>-3.9</text:p>
          </table:table-cell>
          <table:table-cell table:formula="of:=[.L1201]/-[.M1201]" office:value-type="percentage" office:value="0.472324099049841" calcext:value-type="percentage">
            <text:p>47%</text:p>
          </table:table-cell>
          <table:table-cell table:formula="of:=COUNTIF([.$G$3:.$G1201];&quot;&gt;0&quot;)/COUNTIF([.$B$3:.$B1201];&quot;&gt;0&quot;)" office:value-type="percentage" office:value="0.677546983184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02]-[.E1202]" office:value-type="float" office:value="2.6" calcext:value-type="float">
            <text:p>2.60</text:p>
          </table:table-cell>
          <table:table-cell table:formula="of:=SUM([.$H$2:.H1202])" office:value-type="float" office:value="-80.97" calcext:value-type="float">
            <text:p>-80.97</text:p>
          </table:table-cell>
          <table:table-cell table:formula="of:=SUM([.H$3:.H1202])/SUM([.E$3:.E1202])" office:value-type="percentage" office:value="-0.0204418076243373" calcext:value-type="percentage">
            <text:p>-2%</text:p>
          </table:table-cell>
          <table:table-cell table:formula="of:=[.O1202]-(1-[.O1202])/[.N1202]" office:value-type="percentage" office:value="-0.00372542617962013" calcext:value-type="percentage">
            <text:p>-0.4%</text:p>
          </table:table-cell>
          <table:table-cell table:formula="of:=AVERAGEIF([.$H$3:.$H1202];&quot;&gt;0&quot;)" office:value-type="float" office:value="1.84989164086687" calcext:value-type="float">
            <text:p>1.8</text:p>
          </table:table-cell>
          <table:table-cell table:formula="of:=AVERAGEIF([.$H$3:.$H1202];&quot;&lt;0&quot;)" office:value-type="float" office:value="-3.91411042944785" calcext:value-type="float">
            <text:p>-3.9</text:p>
          </table:table-cell>
          <table:table-cell table:formula="of:=[.L1202]/-[.M1202]" office:value-type="percentage" office:value="0.47262121859138" calcext:value-type="percentage">
            <text:p>47%</text:p>
          </table:table-cell>
          <table:table-cell table:formula="of:=COUNTIF([.$G$3:.$G1202];&quot;&gt;0&quot;)/COUNTIF([.$B$3:.$B1202];&quot;&gt;0&quot;)" office:value-type="percentage" office:value="0.6778656126482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3]-[.E1203]" office:value-type="float" office:value="-4" calcext:value-type="float">
            <text:p>-4.00</text:p>
          </table:table-cell>
          <table:table-cell table:formula="of:=SUM([.$H$2:.H1203])" office:value-type="float" office:value="-84.97" calcext:value-type="float">
            <text:p>-84.97</text:p>
          </table:table-cell>
          <table:table-cell table:formula="of:=SUM([.H$3:.H1203])/SUM([.E$3:.E1203])" office:value-type="percentage" office:value="-0.0214300126103405" calcext:value-type="percentage">
            <text:p>-2%</text:p>
          </table:table-cell>
          <table:table-cell table:formula="of:=[.O1203]-(1-[.O1203])/[.N1203]" office:value-type="percentage" office:value="-0.00585628835795526" calcext:value-type="percentage">
            <text:p>-0.6%</text:p>
          </table:table-cell>
          <table:table-cell table:formula="of:=AVERAGEIF([.$H$3:.$H1203];&quot;&gt;0&quot;)" office:value-type="float" office:value="1.84989164086687" calcext:value-type="float">
            <text:p>1.8</text:p>
          </table:table-cell>
          <table:table-cell table:formula="of:=AVERAGEIF([.$H$3:.$H1203];&quot;&lt;0&quot;)" office:value-type="float" office:value="-3.91437308868502" calcext:value-type="float">
            <text:p>-3.9</text:p>
          </table:table-cell>
          <table:table-cell table:formula="of:=[.L1203]/-[.M1203]" office:value-type="percentage" office:value="0.472589505127709" calcext:value-type="percentage">
            <text:p>47%</text:p>
          </table:table-cell>
          <table:table-cell table:formula="of:=COUNTIF([.$G$3:.$G1203];&quot;&gt;0&quot;)/COUNTIF([.$B$3:.$B1203];&quot;&gt;0&quot;)" office:value-type="percentage" office:value="0.6771964461994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04]-[.E1204]" office:value-type="float" office:value="-5" calcext:value-type="float">
            <text:p>-5.00</text:p>
          </table:table-cell>
          <table:table-cell table:formula="of:=SUM([.$H$2:.H1204])" office:value-type="float" office:value="-89.97" calcext:value-type="float">
            <text:p>-89.97</text:p>
          </table:table-cell>
          <table:table-cell table:formula="of:=SUM([.H$3:.H1204])/SUM([.E$3:.E1204])" office:value-type="percentage" office:value="-0.0226624685138539" calcext:value-type="percentage">
            <text:p>-2%</text:p>
          </table:table-cell>
          <table:table-cell table:formula="of:=[.O1204]-(1-[.O1204])/[.N1204]" office:value-type="percentage" office:value="-0.00851605633397434" calcext:value-type="percentage">
            <text:p>-0.9%</text:p>
          </table:table-cell>
          <table:table-cell table:formula="of:=AVERAGEIF([.$H$3:.$H1204];&quot;&gt;0&quot;)" office:value-type="float" office:value="1.84989164086687" calcext:value-type="float">
            <text:p>1.8</text:p>
          </table:table-cell>
          <table:table-cell table:formula="of:=AVERAGEIF([.$H$3:.$H1204];&quot;&lt;0&quot;)" office:value-type="float" office:value="-3.91768292682927" calcext:value-type="float">
            <text:p>-3.9</text:p>
          </table:table-cell>
          <table:table-cell table:formula="of:=[.L1204]/-[.M1204]" office:value-type="percentage" office:value="0.472190239847731" calcext:value-type="percentage">
            <text:p>47%</text:p>
          </table:table-cell>
          <table:table-cell table:formula="of:=COUNTIF([.$G$3:.$G1204];&quot;&gt;0&quot;)/COUNTIF([.$B$3:.$B1204];&quot;&gt;0&quot;)" office:value-type="percentage" office:value="0.676528599605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ul t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5]-[.E1205]" office:value-type="float" office:value="-9" calcext:value-type="float">
            <text:p>-9.00</text:p>
          </table:table-cell>
          <table:table-cell table:formula="of:=SUM([.$H$2:.H1205])" office:value-type="float" office:value="-98.97" calcext:value-type="float">
            <text:p>-98.97</text:p>
          </table:table-cell>
          <table:table-cell table:formula="of:=SUM([.H$3:.H1205])/SUM([.E$3:.E1205])" office:value-type="percentage" office:value="-0.0248730836893692" calcext:value-type="percentage">
            <text:p>-2%</text:p>
          </table:table-cell>
          <table:table-cell table:formula="of:=[.O1205]-(1-[.O1205])/[.N1205]" office:value-type="percentage" office:value="-0.0133009171936203" calcext:value-type="percentage">
            <text:p>-1.3%</text:p>
          </table:table-cell>
          <table:table-cell table:formula="of:=AVERAGEIF([.$H$3:.$H1205];&quot;&gt;0&quot;)" office:value-type="float" office:value="1.84989164086687" calcext:value-type="float">
            <text:p>1.8</text:p>
          </table:table-cell>
          <table:table-cell table:formula="of:=AVERAGEIF([.$H$3:.$H1205];&quot;&lt;0&quot;)" office:value-type="float" office:value="-3.93313069908815" calcext:value-type="float">
            <text:p>-3.9</text:p>
          </table:table-cell>
          <table:table-cell table:formula="of:=[.L1205]/-[.M1205]" office:value-type="percentage" office:value="0.470335664486245" calcext:value-type="percentage">
            <text:p>47%</text:p>
          </table:table-cell>
          <table:table-cell table:formula="of:=COUNTIF([.$G$3:.$G1205];&quot;&gt;0&quot;)/COUNTIF([.$B$3:.$B1205];&quot;&gt;0&quot;)" office:value-type="percentage" office:value="0.67586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1206]-[.E1206]" office:value-type="float" office:value="0.14" calcext:value-type="float">
            <text:p>0.14</text:p>
          </table:table-cell>
          <table:table-cell table:formula="of:=SUM([.$H$2:.H1206])" office:value-type="float" office:value="-98.83" calcext:value-type="float">
            <text:p>-98.83</text:p>
          </table:table-cell>
          <table:table-cell table:formula="of:=SUM([.H$3:.H1206])/SUM([.E$3:.E1206])" office:value-type="percentage" office:value="-0.0248316582914573" calcext:value-type="percentage">
            <text:p>-2%</text:p>
          </table:table-cell>
          <table:table-cell table:formula="of:=[.O1206]-(1-[.O1206])/[.N1206]" office:value-type="percentage" office:value="-0.0132885668621981" calcext:value-type="percentage">
            <text:p>-1.3%</text:p>
          </table:table-cell>
          <table:table-cell table:formula="of:=AVERAGEIF([.$H$3:.$H1206];&quot;&gt;0&quot;)" office:value-type="float" office:value="1.84724884080371" calcext:value-type="float">
            <text:p>1.8</text:p>
          </table:table-cell>
          <table:table-cell table:formula="of:=AVERAGEIF([.$H$3:.$H1206];&quot;&lt;0&quot;)" office:value-type="float" office:value="-3.93313069908815" calcext:value-type="float">
            <text:p>-3.9</text:p>
          </table:table-cell>
          <table:table-cell table:formula="of:=[.L1206]/-[.M1206]" office:value-type="percentage" office:value="0.469663731549011" calcext:value-type="percentage">
            <text:p>47%</text:p>
          </table:table-cell>
          <table:table-cell table:formula="of:=COUNTIF([.$G$3:.$G1206];&quot;&gt;0&quot;)/COUNTIF([.$B$3:.$B1206];&quot;&gt;0&quot;)" office:value-type="percentage" office:value="0.6761811023622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1208]-[.E1208]" office:value-type="float" office:value="0.2" calcext:value-type="float">
            <text:p>0.20</text:p>
          </table:table-cell>
          <table:table-cell table:formula="of:=SUM([.$H$2:.H1208])" office:value-type="float" office:value="-98.63" calcext:value-type="float">
            <text:p>-98.63</text:p>
          </table:table-cell>
          <table:table-cell table:formula="of:=SUM([.H$3:.H1208])/SUM([.E$3:.E1208])" office:value-type="percentage" office:value="-0.0247751821150465" calcext:value-type="percentage">
            <text:p>-2%</text:p>
          </table:table-cell>
          <table:table-cell table:formula="of:=[.O1208]-(1-[.O1208])/[.N1208]" office:value-type="percentage" office:value="-0.0132413879513775" calcext:value-type="percentage">
            <text:p>-1.3%</text:p>
          </table:table-cell>
          <table:table-cell table:formula="of:=AVERAGEIF([.$H$3:.$H1208];&quot;&gt;0&quot;)" office:value-type="float" office:value="1.84470679012346" calcext:value-type="float">
            <text:p>1.8</text:p>
          </table:table-cell>
          <table:table-cell table:formula="of:=AVERAGEIF([.$H$3:.$H1208];&quot;&lt;0&quot;)" office:value-type="float" office:value="-3.93313069908815" calcext:value-type="float">
            <text:p>-3.9</text:p>
          </table:table-cell>
          <table:table-cell table:formula="of:=[.L1208]/-[.M1208]" office:value-type="percentage" office:value="0.469017414181311" calcext:value-type="percentage">
            <text:p>47%</text:p>
          </table:table-cell>
          <table:table-cell table:formula="of:=COUNTIF([.$G$3:.$G1208];&quot;&gt;0&quot;)/COUNTIF([.$B$3:.$B1208];&quot;&gt;0&quot;)" office:value-type="percentage" office:value="0.676499508357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7" calcext:value-type="float">
            <text:p>7</text:p>
          </table:table-cell>
          <table:table-cell office:value-type="float" office:value="1.68" calcext:value-type="float">
            <text:p>1.68</text:p>
          </table:table-cell>
          <table:table-cell office:value-type="float" office:value="11.76" calcext:value-type="float">
            <text:p>11.76</text:p>
          </table:table-cell>
          <table:table-cell table:formula="of:=[.G1209]-[.E1209]" office:value-type="float" office:value="4.76" calcext:value-type="float">
            <text:p>4.76</text:p>
          </table:table-cell>
          <table:table-cell table:formula="of:=SUM([.$H$2:.H1209])" office:value-type="float" office:value="-93.87" calcext:value-type="float">
            <text:p>-93.87</text:p>
          </table:table-cell>
          <table:table-cell table:formula="of:=SUM([.H$3:.H1209])/SUM([.E$3:.E1209])" office:value-type="percentage" office:value="-0.0235381143430291" calcext:value-type="percentage">
            <text:p>-2%</text:p>
          </table:table-cell>
          <table:table-cell table:formula="of:=[.O1209]-(1-[.O1209])/[.N1209]" office:value-type="percentage" office:value="-0.0105722256644205" calcext:value-type="percentage">
            <text:p>-1.1%</text:p>
          </table:table-cell>
          <table:table-cell table:formula="of:=AVERAGEIF([.$H$3:.$H1209];&quot;&gt;0&quot;)" office:value-type="float" office:value="1.84919876733436" calcext:value-type="float">
            <text:p>1.8</text:p>
          </table:table-cell>
          <table:table-cell table:formula="of:=AVERAGEIF([.$H$3:.$H1209];&quot;&lt;0&quot;)" office:value-type="float" office:value="-3.93313069908815" calcext:value-type="float">
            <text:p>-3.9</text:p>
          </table:table-cell>
          <table:table-cell table:formula="of:=[.L1209]/-[.M1209]" office:value-type="percentage" office:value="0.470159501122878" calcext:value-type="percentage">
            <text:p>47%</text:p>
          </table:table-cell>
          <table:table-cell table:formula="of:=COUNTIF([.$G$3:.$G1209];&quot;&gt;0&quot;)/COUNTIF([.$B$3:.$B1209];&quot;&gt;0&quot;)" office:value-type="percentage" office:value="0.676817288801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1210]-[.E1210]" office:value-type="float" office:value="-1" calcext:value-type="float">
            <text:p>-1.00</text:p>
          </table:table-cell>
          <table:table-cell table:formula="of:=SUM([.$H$2:.H1210])" office:value-type="float" office:value="-94.87" calcext:value-type="float">
            <text:p>-94.87</text:p>
          </table:table-cell>
          <table:table-cell table:formula="of:=SUM([.H$3:.H1210])/SUM([.E$3:.E1210])" office:value-type="percentage" office:value="-0.0237829029832038" calcext:value-type="percentage">
            <text:p>-2%</text:p>
          </table:table-cell>
          <table:table-cell table:formula="of:=[.O1210]-(1-[.O1210])/[.N1210]" office:value-type="percentage" office:value="-0.0110925421744672" calcext:value-type="percentage">
            <text:p>-1.1%</text:p>
          </table:table-cell>
          <table:table-cell table:formula="of:=AVERAGEIF([.$H$3:.$H1210];&quot;&gt;0&quot;)" office:value-type="float" office:value="1.84919876733436" calcext:value-type="float">
            <text:p>1.8</text:p>
          </table:table-cell>
          <table:table-cell table:formula="of:=AVERAGEIF([.$H$3:.$H1210];&quot;&lt;0&quot;)" office:value-type="float" office:value="-3.92424242424242" calcext:value-type="float">
            <text:p>-3.9</text:p>
          </table:table-cell>
          <table:table-cell table:formula="of:=[.L1210]/-[.M1210]" office:value-type="percentage" office:value="0.471224396309142" calcext:value-type="percentage">
            <text:p>47%</text:p>
          </table:table-cell>
          <table:table-cell table:formula="of:=COUNTIF([.$G$3:.$G1210];&quot;&gt;0&quot;)/COUNTIF([.$B$3:.$B1210];&quot;&gt;0&quot;)" office:value-type="percentage" office:value="0.6761530912659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martinez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211]-[.E1211]" office:value-type="float" office:value="-3" calcext:value-type="float">
            <text:p>-3.00</text:p>
          </table:table-cell>
          <table:table-cell table:formula="of:=SUM([.$H$2:.H1211])" office:value-type="float" office:value="-97.87" calcext:value-type="float">
            <text:p>-97.87</text:p>
          </table:table-cell>
          <table:table-cell table:formula="of:=SUM([.H$3:.H1211])/SUM([.E$3:.E1211])" office:value-type="percentage" office:value="-0.0245165330661323" calcext:value-type="percentage">
            <text:p>-2%</text:p>
          </table:table-cell>
          <table:table-cell table:formula="of:=[.O1211]-(1-[.O1211])/[.N1211]" office:value-type="percentage" office:value="-0.0126721811019495" calcext:value-type="percentage">
            <text:p>-1.3%</text:p>
          </table:table-cell>
          <table:table-cell table:formula="of:=AVERAGEIF([.$H$3:.$H1211];&quot;&gt;0&quot;)" office:value-type="float" office:value="1.84919876733436" calcext:value-type="float">
            <text:p>1.8</text:p>
          </table:table-cell>
          <table:table-cell table:formula="of:=AVERAGEIF([.$H$3:.$H1211];&quot;&lt;0&quot;)" office:value-type="float" office:value="-3.9214501510574" calcext:value-type="float">
            <text:p>-3.9</text:p>
          </table:table-cell>
          <table:table-cell table:formula="of:=[.L1211]/-[.M1211]" office:value-type="percentage" office:value="0.471559932193893" calcext:value-type="percentage">
            <text:p>47%</text:p>
          </table:table-cell>
          <table:table-cell table:formula="of:=COUNTIF([.$G$3:.$G1211];&quot;&gt;0&quot;)/COUNTIF([.$B$3:.$B1211];&quot;&gt;0&quot;)" office:value-type="percentage" office:value="0.6754901960784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12]-[.E1212]" office:value-type="float" office:value="-1" calcext:value-type="float">
            <text:p>-1.00</text:p>
          </table:table-cell>
          <table:table-cell table:formula="of:=SUM([.$H$2:.H1212])" office:value-type="float" office:value="-98.87" calcext:value-type="float">
            <text:p>-98.87</text:p>
          </table:table-cell>
          <table:table-cell table:formula="of:=SUM([.H$3:.H1212])/SUM([.E$3:.E1212])" office:value-type="percentage" office:value="-0.0247608314550463" calcext:value-type="percentage">
            <text:p>-2%</text:p>
          </table:table-cell>
          <table:table-cell table:formula="of:=[.O1212]-(1-[.O1212])/[.N1212]" office:value-type="percentage" office:value="-0.0131894216193835" calcext:value-type="percentage">
            <text:p>-1.3%</text:p>
          </table:table-cell>
          <table:table-cell table:formula="of:=AVERAGEIF([.$H$3:.$H1212];&quot;&gt;0&quot;)" office:value-type="float" office:value="1.84919876733436" calcext:value-type="float">
            <text:p>1.8</text:p>
          </table:table-cell>
          <table:table-cell table:formula="of:=AVERAGEIF([.$H$3:.$H1212];&quot;&lt;0&quot;)" office:value-type="float" office:value="-3.91265060240964" calcext:value-type="float">
            <text:p>-3.9</text:p>
          </table:table-cell>
          <table:table-cell table:formula="of:=[.L1212]/-[.M1212]" office:value-type="percentage" office:value="0.472620470173216" calcext:value-type="percentage">
            <text:p>47%</text:p>
          </table:table-cell>
          <table:table-cell table:formula="of:=COUNTIF([.$G$3:.$G1212];&quot;&gt;0&quot;)/COUNTIF([.$B$3:.$B1212];&quot;&gt;0&quot;)" office:value-type="percentage" office:value="0.67482859941234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213]-[.E1213]" office:value-type="float" office:value="0.9" calcext:value-type="float">
            <text:p>0.90</text:p>
          </table:table-cell>
          <table:table-cell table:formula="of:=SUM([.$H$2:.H1213])" office:value-type="float" office:value="-97.97" calcext:value-type="float">
            <text:p>-97.97</text:p>
          </table:table-cell>
          <table:table-cell table:formula="of:=SUM([.H$3:.H1213])/SUM([.E$3:.E1213])" office:value-type="percentage" office:value="-0.024523153942428" calcext:value-type="percentage">
            <text:p>-2%</text:p>
          </table:table-cell>
          <table:table-cell table:formula="of:=[.O1213]-(1-[.O1213])/[.N1213]" office:value-type="percentage" office:value="-0.012741265312831" calcext:value-type="percentage">
            <text:p>-1.3%</text:p>
          </table:table-cell>
          <table:table-cell table:formula="of:=AVERAGEIF([.$H$3:.$H1213];&quot;&gt;0&quot;)" office:value-type="float" office:value="1.84773846153846" calcext:value-type="float">
            <text:p>1.8</text:p>
          </table:table-cell>
          <table:table-cell table:formula="of:=AVERAGEIF([.$H$3:.$H1213];&quot;&lt;0&quot;)" office:value-type="float" office:value="-3.91265060240964" calcext:value-type="float">
            <text:p>-3.9</text:p>
          </table:table-cell>
          <table:table-cell table:formula="of:=[.L1213]/-[.M1213]" office:value-type="percentage" office:value="0.472247243441701" calcext:value-type="percentage">
            <text:p>47%</text:p>
          </table:table-cell>
          <table:table-cell table:formula="of:=COUNTIF([.$G$3:.$G1213];&quot;&gt;0&quot;)/COUNTIF([.$B$3:.$B1213];&quot;&gt;0&quot;)" office:value-type="percentage" office:value="0.6751467710371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1" calcext:value-type="float">
            <text:p>11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.00</text:p>
          </table:table-cell>
          <table:table-cell table:formula="of:=[.G1214]-[.E1214]" office:value-type="float" office:value="-11" calcext:value-type="float">
            <text:p>-11.00</text:p>
          </table:table-cell>
          <table:table-cell table:formula="of:=SUM([.$H$2:.H1214])" office:value-type="float" office:value="-108.97" calcext:value-type="float">
            <text:p>-108.97</text:p>
          </table:table-cell>
          <table:table-cell table:formula="of:=SUM([.H$3:.H1214])/SUM([.E$3:.E1214])" office:value-type="percentage" office:value="-0.0272016974538193" calcext:value-type="percentage">
            <text:p>-3%</text:p>
          </table:table-cell>
          <table:table-cell table:formula="of:=[.O1214]-(1-[.O1214])/[.N1214]" office:value-type="percentage" office:value="-0.0185481883019457" calcext:value-type="percentage">
            <text:p>-1.9%</text:p>
          </table:table-cell>
          <table:table-cell table:formula="of:=AVERAGEIF([.$H$3:.$H1214];&quot;&gt;0&quot;)" office:value-type="float" office:value="1.84773846153846" calcext:value-type="float">
            <text:p>1.8</text:p>
          </table:table-cell>
          <table:table-cell table:formula="of:=AVERAGEIF([.$H$3:.$H1214];&quot;&lt;0&quot;)" office:value-type="float" office:value="-3.93393393393393" calcext:value-type="float">
            <text:p>-3.9</text:p>
          </table:table-cell>
          <table:table-cell table:formula="of:=[.L1214]/-[.M1214]" office:value-type="percentage" office:value="0.469692295948326" calcext:value-type="percentage">
            <text:p>47%</text:p>
          </table:table-cell>
          <table:table-cell table:formula="of:=COUNTIF([.$G$3:.$G1214];&quot;&gt;0&quot;)/COUNTIF([.$B$3:.$B1214];&quot;&gt;0&quot;)" office:value-type="percentage" office:value="0.6744868035190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15]-[.E1215]" office:value-type="float" office:value="0.52" calcext:value-type="float">
            <text:p>0.52</text:p>
          </table:table-cell>
          <table:table-cell table:formula="of:=SUM([.$H$2:.H1215])" office:value-type="float" office:value="-108.45" calcext:value-type="float">
            <text:p>-108.45</text:p>
          </table:table-cell>
          <table:table-cell table:formula="of:=SUM([.H$3:.H1215])/SUM([.E$3:.E1215])" office:value-type="percentage" office:value="-0.027065136011979" calcext:value-type="percentage">
            <text:p>-3%</text:p>
          </table:table-cell>
          <table:table-cell table:formula="of:=[.O1215]-(1-[.O1215])/[.N1215]" office:value-type="percentage" office:value="-0.018318582963152" calcext:value-type="percentage">
            <text:p>-1.8%</text:p>
          </table:table-cell>
          <table:table-cell table:formula="of:=AVERAGEIF([.$H$3:.$H1215];&quot;&gt;0&quot;)" office:value-type="float" office:value="1.84569892473118" calcext:value-type="float">
            <text:p>1.8</text:p>
          </table:table-cell>
          <table:table-cell table:formula="of:=AVERAGEIF([.$H$3:.$H1215];&quot;&lt;0&quot;)" office:value-type="float" office:value="-3.93393393393393" calcext:value-type="float">
            <text:p>-3.9</text:p>
          </table:table-cell>
          <table:table-cell table:formula="of:=[.L1215]/-[.M1215]" office:value-type="percentage" office:value="0.469173848805713" calcext:value-type="percentage">
            <text:p>47%</text:p>
          </table:table-cell>
          <table:table-cell table:formula="of:=COUNTIF([.$G$3:.$G1215];&quot;&gt;0&quot;)/COUNTIF([.$B$3:.$B1215];&quot;&gt;0&quot;)" office:value-type="percentage" office:value="0.67480468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216]-[.E1216]" office:value-type="float" office:value="0.55" calcext:value-type="float">
            <text:p>0.55</text:p>
          </table:table-cell>
          <table:table-cell table:formula="of:=SUM([.$H$2:.H1216])" office:value-type="float" office:value="-107.9" calcext:value-type="float">
            <text:p>-107.90</text:p>
          </table:table-cell>
          <table:table-cell table:formula="of:=SUM([.H$3:.H1216])/SUM([.E$3:.E1216])" office:value-type="percentage" office:value="-0.0269211576846307" calcext:value-type="percentage">
            <text:p>-3%</text:p>
          </table:table-cell>
          <table:table-cell table:formula="of:=[.O1216]-(1-[.O1216])/[.N1216]" office:value-type="percentage" office:value="-0.01807146436825" calcext:value-type="percentage">
            <text:p>-1.8%</text:p>
          </table:table-cell>
          <table:table-cell table:formula="of:=AVERAGEIF([.$H$3:.$H1216];&quot;&gt;0&quot;)" office:value-type="float" office:value="1.84371165644172" calcext:value-type="float">
            <text:p>1.8</text:p>
          </table:table-cell>
          <table:table-cell table:formula="of:=AVERAGEIF([.$H$3:.$H1216];&quot;&lt;0&quot;)" office:value-type="float" office:value="-3.93393393393393" calcext:value-type="float">
            <text:p>-3.9</text:p>
          </table:table-cell>
          <table:table-cell table:formula="of:=[.L1216]/-[.M1216]" office:value-type="percentage" office:value="0.468668688240528" calcext:value-type="percentage">
            <text:p>47%</text:p>
          </table:table-cell>
          <table:table-cell table:formula="of:=COUNTIF([.$G$3:.$G1216];&quot;&gt;0&quot;)/COUNTIF([.$B$3:.$B1216];&quot;&gt;0&quot;)" office:value-type="percentage" office:value="0.67512195121951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218]-[.E1218]" office:value-type="float" office:value="2.1" calcext:value-type="float">
            <text:p>2.10</text:p>
          </table:table-cell>
          <table:table-cell table:formula="of:=SUM([.$H$2:.H1218])" office:value-type="float" office:value="-105.8" calcext:value-type="float">
            <text:p>-105.80</text:p>
          </table:table-cell>
          <table:table-cell table:formula="of:=SUM([.H$3:.H1218])/SUM([.E$3:.E1218])" office:value-type="percentage" office:value="-0.0263774619795562" calcext:value-type="percentage">
            <text:p>-3%</text:p>
          </table:table-cell>
          <table:table-cell table:formula="of:=[.O1218]-(1-[.O1218])/[.N1218]" office:value-type="percentage" office:value="-0.0169318043119391" calcext:value-type="percentage">
            <text:p>-1.7%</text:p>
          </table:table-cell>
          <table:table-cell table:formula="of:=AVERAGEIF([.$H$3:.$H1218];&quot;&gt;0&quot;)" office:value-type="float" office:value="1.84410413476263" calcext:value-type="float">
            <text:p>1.8</text:p>
          </table:table-cell>
          <table:table-cell table:formula="of:=AVERAGEIF([.$H$3:.$H1218];&quot;&lt;0&quot;)" office:value-type="float" office:value="-3.93393393393393" calcext:value-type="float">
            <text:p>-3.9</text:p>
          </table:table-cell>
          <table:table-cell table:formula="of:=[.L1218]/-[.M1218]" office:value-type="percentage" office:value="0.468768455630501" calcext:value-type="percentage">
            <text:p>47%</text:p>
          </table:table-cell>
          <table:table-cell table:formula="of:=COUNTIF([.$G$3:.$G1218];&quot;&gt;0&quot;)/COUNTIF([.$B$3:.$B1218];&quot;&gt;0&quot;)" office:value-type="percentage" office:value="0.6754385964912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219]-[.E1219]" office:value-type="float" office:value="-1" calcext:value-type="float">
            <text:p>-1.00</text:p>
          </table:table-cell>
          <table:table-cell table:formula="of:=SUM([.$H$2:.H1219])" office:value-type="float" office:value="-106.8" calcext:value-type="float">
            <text:p>-106.80</text:p>
          </table:table-cell>
          <table:table-cell table:formula="of:=SUM([.H$3:.H1219])/SUM([.E$3:.E1219])" office:value-type="percentage" office:value="-0.0266201395812562" calcext:value-type="percentage">
            <text:p>-3%</text:p>
          </table:table-cell>
          <table:table-cell table:formula="of:=[.O1219]-(1-[.O1219])/[.N1219]" office:value-type="percentage" office:value="-0.0174433300391186" calcext:value-type="percentage">
            <text:p>-1.7%</text:p>
          </table:table-cell>
          <table:table-cell table:formula="of:=AVERAGEIF([.$H$3:.$H1219];&quot;&gt;0&quot;)" office:value-type="float" office:value="1.84410413476263" calcext:value-type="float">
            <text:p>1.8</text:p>
          </table:table-cell>
          <table:table-cell table:formula="of:=AVERAGEIF([.$H$3:.$H1219];&quot;&lt;0&quot;)" office:value-type="float" office:value="-3.9251497005988" calcext:value-type="float">
            <text:p>-3.9</text:p>
          </table:table-cell>
          <table:table-cell table:formula="of:=[.L1219]/-[.M1219]" office:value-type="percentage" office:value="0.469817529375072" calcext:value-type="percentage">
            <text:p>47%</text:p>
          </table:table-cell>
          <table:table-cell table:formula="of:=COUNTIF([.$G$3:.$G1219];&quot;&gt;0&quot;)/COUNTIF([.$B$3:.$B1219];&quot;&gt;0&quot;)" office:value-type="percentage" office:value="0.67478091528724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20]-[.E1220]" office:value-type="float" office:value="-2" calcext:value-type="float">
            <text:p>-2.00</text:p>
          </table:table-cell>
          <table:table-cell table:formula="of:=SUM([.$H$2:.H1220])" office:value-type="float" office:value="-108.8" calcext:value-type="float">
            <text:p>-108.80</text:p>
          </table:table-cell>
          <table:table-cell table:formula="of:=SUM([.H$3:.H1220])/SUM([.E$3:.E1220])" office:value-type="percentage" office:value="-0.0271051320378675" calcext:value-type="percentage">
            <text:p>-3%</text:p>
          </table:table-cell>
          <table:table-cell table:formula="of:=[.O1220]-(1-[.O1220])/[.N1220]" office:value-type="percentage" office:value="-0.0184813593408805" calcext:value-type="percentage">
            <text:p>-1.8%</text:p>
          </table:table-cell>
          <table:table-cell table:formula="of:=AVERAGEIF([.$H$3:.$H1220];&quot;&gt;0&quot;)" office:value-type="float" office:value="1.84410413476263" calcext:value-type="float">
            <text:p>1.8</text:p>
          </table:table-cell>
          <table:table-cell table:formula="of:=AVERAGEIF([.$H$3:.$H1220];&quot;&lt;0&quot;)" office:value-type="float" office:value="-3.91940298507463" calcext:value-type="float">
            <text:p>-3.9</text:p>
          </table:table-cell>
          <table:table-cell table:formula="of:=[.L1220]/-[.M1220]" office:value-type="percentage" office:value="0.470506386249415" calcext:value-type="percentage">
            <text:p>47%</text:p>
          </table:table-cell>
          <table:table-cell table:formula="of:=COUNTIF([.$G$3:.$G1220];&quot;&gt;0&quot;)/COUNTIF([.$B$3:.$B1220];&quot;&gt;0&quot;)" office:value-type="percentage" office:value="0.67412451361867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1221]-[.E1221]" office:value-type="float" office:value="0.22" calcext:value-type="float">
            <text:p>0.22</text:p>
          </table:table-cell>
          <table:table-cell table:formula="of:=SUM([.$H$2:.H1221])" office:value-type="float" office:value="-108.58" calcext:value-type="float">
            <text:p>-108.58</text:p>
          </table:table-cell>
          <table:table-cell table:formula="of:=SUM([.H$3:.H1221])/SUM([.E$3:.E1221])" office:value-type="percentage" office:value="-0.0270435865504359" calcext:value-type="percentage">
            <text:p>-3%</text:p>
          </table:table-cell>
          <table:table-cell table:formula="of:=[.O1221]-(1-[.O1221])/[.N1221]" office:value-type="percentage" office:value="-0.0184246205937063" calcext:value-type="percentage">
            <text:p>-1.8%</text:p>
          </table:table-cell>
          <table:table-cell table:formula="of:=AVERAGEIF([.$H$3:.$H1221];&quot;&gt;0&quot;)" office:value-type="float" office:value="1.84162079510703" calcext:value-type="float">
            <text:p>1.8</text:p>
          </table:table-cell>
          <table:table-cell table:formula="of:=AVERAGEIF([.$H$3:.$H1221];&quot;&lt;0&quot;)" office:value-type="float" office:value="-3.91940298507463" calcext:value-type="float">
            <text:p>-3.9</text:p>
          </table:table-cell>
          <table:table-cell table:formula="of:=[.L1221]/-[.M1221]" office:value-type="percentage" office:value="0.469872784737895" calcext:value-type="percentage">
            <text:p>47%</text:p>
          </table:table-cell>
          <table:table-cell table:formula="of:=COUNTIF([.$G$3:.$G1221];&quot;&gt;0&quot;)/COUNTIF([.$B$3:.$B1221];&quot;&gt;0&quot;)" office:value-type="percentage" office:value="0.674441205053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1222]-[.E1222]" office:value-type="float" office:value="1.1" calcext:value-type="float">
            <text:p>1.10</text:p>
          </table:table-cell>
          <table:table-cell table:formula="of:=SUM([.$H$2:.H1222])" office:value-type="float" office:value="-107.48" calcext:value-type="float">
            <text:p>-107.48</text:p>
          </table:table-cell>
          <table:table-cell table:formula="of:=SUM([.H$3:.H1222])/SUM([.E$3:.E1222])" office:value-type="percentage" office:value="-0.026756285785412" calcext:value-type="percentage">
            <text:p>-3%</text:p>
          </table:table-cell>
          <table:table-cell table:formula="of:=[.O1222]-(1-[.O1222])/[.N1222]" office:value-type="percentage" office:value="-0.0178616873707808" calcext:value-type="percentage">
            <text:p>-1.8%</text:p>
          </table:table-cell>
          <table:table-cell table:formula="of:=AVERAGEIF([.$H$3:.$H1222];&quot;&gt;0&quot;)" office:value-type="float" office:value="1.84048854961832" calcext:value-type="float">
            <text:p>1.8</text:p>
          </table:table-cell>
          <table:table-cell table:formula="of:=AVERAGEIF([.$H$3:.$H1222];&quot;&lt;0&quot;)" office:value-type="float" office:value="-3.91940298507463" calcext:value-type="float">
            <text:p>-3.9</text:p>
          </table:table-cell>
          <table:table-cell table:formula="of:=[.L1222]/-[.M1222]" office:value-type="percentage" office:value="0.46958390260635" calcext:value-type="percentage">
            <text:p>47%</text:p>
          </table:table-cell>
          <table:table-cell table:formula="of:=COUNTIF([.$G$3:.$G1222];&quot;&gt;0&quot;)/COUNTIF([.$B$3:.$B1222];&quot;&gt;0&quot;)" office:value-type="percentage" office:value="0.67475728155339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klizan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0</text:p>
          </table:table-cell>
          <table:table-cell office:value-type="float" office:value="12.6" calcext:value-type="float">
            <text:p>12.60</text:p>
          </table:table-cell>
          <table:table-cell table:formula="of:=[.G1224]-[.E1224]" office:value-type="float" office:value="3.6" calcext:value-type="float">
            <text:p>3.60</text:p>
          </table:table-cell>
          <table:table-cell table:formula="of:=SUM([.$H$2:.H1224])" office:value-type="float" office:value="-103.88" calcext:value-type="float">
            <text:p>-103.88</text:p>
          </table:table-cell>
          <table:table-cell table:formula="of:=SUM([.H$3:.H1224])/SUM([.E$3:.E1224])" office:value-type="percentage" office:value="-0.0258022851465474" calcext:value-type="percentage">
            <text:p>-3%</text:p>
          </table:table-cell>
          <table:table-cell table:formula="of:=[.O1224]-(1-[.O1224])/[.N1224]" office:value-type="percentage" office:value="-0.0158675090970448" calcext:value-type="percentage">
            <text:p>-1.6%</text:p>
          </table:table-cell>
          <table:table-cell table:formula="of:=AVERAGEIF([.$H$3:.$H1224];&quot;&gt;0&quot;)" office:value-type="float" office:value="1.84317073170732" calcext:value-type="float">
            <text:p>1.8</text:p>
          </table:table-cell>
          <table:table-cell table:formula="of:=AVERAGEIF([.$H$3:.$H1224];&quot;&lt;0&quot;)" office:value-type="float" office:value="-3.91940298507463" calcext:value-type="float">
            <text:p>-3.9</text:p>
          </table:table-cell>
          <table:table-cell table:formula="of:=[.L1224]/-[.M1224]" office:value-type="percentage" office:value="0.470268236955027" calcext:value-type="percentage">
            <text:p>47%</text:p>
          </table:table-cell>
          <table:table-cell table:formula="of:=COUNTIF([.$G$3:.$G1224];&quot;&gt;0&quot;)/COUNTIF([.$B$3:.$B1224];&quot;&gt;0&quot;)" office:value-type="percentage" office:value="0.6750727449078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horansky</text:p>
          </table:table-cell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office:value-type="float" office:value="4.38" calcext:value-type="float">
            <text:p>4.38</text:p>
          </table:table-cell>
          <table:table-cell table:formula="of:=[.G1225]-[.E1225]" office:value-type="float" office:value="1.38" calcext:value-type="float">
            <text:p>1.38</text:p>
          </table:table-cell>
          <table:table-cell table:formula="of:=SUM([.$H$2:.H1225])" office:value-type="float" office:value="-102.5" calcext:value-type="float">
            <text:p>-102.50</text:p>
          </table:table-cell>
          <table:table-cell table:formula="of:=SUM([.H$3:.H1225])/SUM([.E$3:.E1225])" office:value-type="percentage" office:value="-0.0254405559692231" calcext:value-type="percentage">
            <text:p>-3%</text:p>
          </table:table-cell>
          <table:table-cell table:formula="of:=[.O1225]-(1-[.O1225])/[.N1225]" office:value-type="percentage" office:value="-0.0151472580040927" calcext:value-type="percentage">
            <text:p>-1.5%</text:p>
          </table:table-cell>
          <table:table-cell table:formula="of:=AVERAGEIF([.$H$3:.$H1225];&quot;&gt;0&quot;)" office:value-type="float" office:value="1.84246575342466" calcext:value-type="float">
            <text:p>1.8</text:p>
          </table:table-cell>
          <table:table-cell table:formula="of:=AVERAGEIF([.$H$3:.$H1225];&quot;&lt;0&quot;)" office:value-type="float" office:value="-3.91940298507463" calcext:value-type="float">
            <text:p>-3.9</text:p>
          </table:table-cell>
          <table:table-cell table:formula="of:=[.L1225]/-[.M1225]" office:value-type="percentage" office:value="0.470088368162422" calcext:value-type="percentage">
            <text:p>47%</text:p>
          </table:table-cell>
          <table:table-cell table:formula="of:=COUNTIF([.$G$3:.$G1225];&quot;&gt;0&quot;)/COUNTIF([.$B$3:.$B1225];&quot;&gt;0&quot;)" office:value-type="percentage" office:value="0.67538759689922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227]-[.E1227]" office:value-type="float" office:value="0.26" calcext:value-type="float">
            <text:p>0.26</text:p>
          </table:table-cell>
          <table:table-cell table:formula="of:=SUM([.$H$2:.H1227])" office:value-type="float" office:value="-102.24" calcext:value-type="float">
            <text:p>-102.24</text:p>
          </table:table-cell>
          <table:table-cell table:formula="of:=SUM([.H$3:.H1227])/SUM([.E$3:.E1227])" office:value-type="percentage" office:value="-0.0253697270471464" calcext:value-type="percentage">
            <text:p>-3%</text:p>
          </table:table-cell>
          <table:table-cell table:formula="of:=[.O1227]-(1-[.O1227])/[.N1227]" office:value-type="percentage" office:value="-0.0150661971709819" calcext:value-type="percentage">
            <text:p>-1.5%</text:p>
          </table:table-cell>
          <table:table-cell table:formula="of:=AVERAGEIF([.$H$3:.$H1227];&quot;&gt;0&quot;)" office:value-type="float" office:value="1.84006079027356" calcext:value-type="float">
            <text:p>1.8</text:p>
          </table:table-cell>
          <table:table-cell table:formula="of:=AVERAGEIF([.$H$3:.$H1227];&quot;&lt;0&quot;)" office:value-type="float" office:value="-3.91940298507463" calcext:value-type="float">
            <text:p>-3.9</text:p>
          </table:table-cell>
          <table:table-cell table:formula="of:=[.L1227]/-[.M1227]" office:value-type="percentage" office:value="0.469474763702697" calcext:value-type="percentage">
            <text:p>47%</text:p>
          </table:table-cell>
          <table:table-cell table:formula="of:=COUNTIF([.$G$3:.$G1227];&quot;&gt;0&quot;)/COUNTIF([.$B$3:.$B1227];&quot;&gt;0&quot;)" office:value-type="percentage" office:value="0.6757018393030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28]-[.E1228]" office:value-type="float" office:value="0.52" calcext:value-type="float">
            <text:p>0.52</text:p>
          </table:table-cell>
          <table:table-cell table:formula="of:=SUM([.$H$2:.H1228])" office:value-type="float" office:value="-101.72" calcext:value-type="float">
            <text:p>-101.72</text:p>
          </table:table-cell>
          <table:table-cell table:formula="of:=SUM([.H$3:.H1228])/SUM([.E$3:.E1228])" office:value-type="percentage" office:value="-0.0252344331431407" calcext:value-type="percentage">
            <text:p>-3%</text:p>
          </table:table-cell>
          <table:table-cell table:formula="of:=[.O1228]-(1-[.O1228])/[.N1228]" office:value-type="percentage" office:value="-0.0148365838232162" calcext:value-type="percentage">
            <text:p>-1.5%</text:p>
          </table:table-cell>
          <table:table-cell table:formula="of:=AVERAGEIF([.$H$3:.$H1228];&quot;&gt;0&quot;)" office:value-type="float" office:value="1.83805766312595" calcext:value-type="float">
            <text:p>1.8</text:p>
          </table:table-cell>
          <table:table-cell table:formula="of:=AVERAGEIF([.$H$3:.$H1228];&quot;&lt;0&quot;)" office:value-type="float" office:value="-3.91940298507463" calcext:value-type="float">
            <text:p>-3.9</text:p>
          </table:table-cell>
          <table:table-cell table:formula="of:=[.L1228]/-[.M1228]" office:value-type="percentage" office:value="0.468963684042035" calcext:value-type="percentage">
            <text:p>47%</text:p>
          </table:table-cell>
          <table:table-cell table:formula="of:=COUNTIF([.$G$3:.$G1228];&quot;&gt;0&quot;)/COUNTIF([.$B$3:.$B1228];&quot;&gt;0&quot;)" office:value-type="percentage" office:value="0.6760154738878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8.76" calcext:value-type="float">
            <text:p>8.76</text:p>
          </table:table-cell>
          <table:table-cell table:formula="of:=[.G1229]-[.E1229]" office:value-type="float" office:value="2.76" calcext:value-type="float">
            <text:p>2.76</text:p>
          </table:table-cell>
          <table:table-cell table:formula="of:=SUM([.$H$2:.H1229])" office:value-type="float" office:value="-98.96" calcext:value-type="float">
            <text:p>-98.96</text:p>
          </table:table-cell>
          <table:table-cell table:formula="of:=SUM([.H$3:.H1229])/SUM([.E$3:.E1229])" office:value-type="percentage" office:value="-0.0245132524151598" calcext:value-type="percentage">
            <text:p>-2%</text:p>
          </table:table-cell>
          <table:table-cell table:formula="of:=[.O1229]-(1-[.O1229])/[.N1229]" office:value-type="percentage" office:value="-0.0133319390187946" calcext:value-type="percentage">
            <text:p>-1.3%</text:p>
          </table:table-cell>
          <table:table-cell table:formula="of:=AVERAGEIF([.$H$3:.$H1229];&quot;&gt;0&quot;)" office:value-type="float" office:value="1.83945454545454" calcext:value-type="float">
            <text:p>1.8</text:p>
          </table:table-cell>
          <table:table-cell table:formula="of:=AVERAGEIF([.$H$3:.$H1229];&quot;&lt;0&quot;)" office:value-type="float" office:value="-3.91940298507463" calcext:value-type="float">
            <text:p>-3.9</text:p>
          </table:table-cell>
          <table:table-cell table:formula="of:=[.L1229]/-[.M1229]" office:value-type="percentage" office:value="0.469320085854739" calcext:value-type="percentage">
            <text:p>47%</text:p>
          </table:table-cell>
          <table:table-cell table:formula="of:=COUNTIF([.$G$3:.$G1229];&quot;&gt;0&quot;)/COUNTIF([.$B$3:.$B1229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230]-[.E1230]" office:value-type="float" office:value="0.24" calcext:value-type="float">
            <text:p>0.24</text:p>
          </table:table-cell>
          <table:table-cell table:formula="of:=SUM([.$H$2:.H1230])" office:value-type="float" office:value="-98.72" calcext:value-type="float">
            <text:p>-98.72</text:p>
          </table:table-cell>
          <table:table-cell table:formula="of:=SUM([.H$3:.H1230])/SUM([.E$3:.E1230])" office:value-type="percentage" office:value="-0.0244477464091134" calcext:value-type="percentage">
            <text:p>-2%</text:p>
          </table:table-cell>
          <table:table-cell table:formula="of:=[.O1230]-(1-[.O1230])/[.N1230]" office:value-type="percentage" office:value="-0.0132613660630266" calcext:value-type="percentage">
            <text:p>-1.3%</text:p>
          </table:table-cell>
          <table:table-cell table:formula="of:=AVERAGEIF([.$H$3:.$H1230];&quot;&gt;0&quot;)" office:value-type="float" office:value="1.83703479576399" calcext:value-type="float">
            <text:p>1.8</text:p>
          </table:table-cell>
          <table:table-cell table:formula="of:=AVERAGEIF([.$H$3:.$H1230];&quot;&lt;0&quot;)" office:value-type="float" office:value="-3.91940298507463" calcext:value-type="float">
            <text:p>-3.9</text:p>
          </table:table-cell>
          <table:table-cell table:formula="of:=[.L1230]/-[.M1230]" office:value-type="percentage" office:value="0.46870270874405" calcext:value-type="percentage">
            <text:p>47%</text:p>
          </table:table-cell>
          <table:table-cell table:formula="of:=COUNTIF([.$G$3:.$G1230];&quot;&gt;0&quot;)/COUNTIF([.$B$3:.$B1230];&quot;&gt;0&quot;)" office:value-type="percentage" office:value="0.6766409266409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31]-[.E1231]" office:value-type="float" office:value="-2" calcext:value-type="float">
            <text:p>-2.00</text:p>
          </table:table-cell>
          <table:table-cell table:formula="of:=SUM([.$H$2:.H1231])" office:value-type="float" office:value="-100.72" calcext:value-type="float">
            <text:p>-100.72</text:p>
          </table:table-cell>
          <table:table-cell table:formula="of:=SUM([.H$3:.H1231])/SUM([.E$3:.E1231])" office:value-type="percentage" office:value="-0.0249306930693069" calcext:value-type="percentage">
            <text:p>-2%</text:p>
          </table:table-cell>
          <table:table-cell table:formula="of:=[.O1231]-(1-[.O1231])/[.N1231]" office:value-type="percentage" office:value="-0.0142984438254526" calcext:value-type="percentage">
            <text:p>-1.4%</text:p>
          </table:table-cell>
          <table:table-cell table:formula="of:=AVERAGEIF([.$H$3:.$H1231];&quot;&gt;0&quot;)" office:value-type="float" office:value="1.83703479576399" calcext:value-type="float">
            <text:p>1.8</text:p>
          </table:table-cell>
          <table:table-cell table:formula="of:=AVERAGEIF([.$H$3:.$H1231];&quot;&lt;0&quot;)" office:value-type="float" office:value="-3.91369047619048" calcext:value-type="float">
            <text:p>-3.9</text:p>
          </table:table-cell>
          <table:table-cell table:formula="of:=[.L1231]/-[.M1231]" office:value-type="percentage" office:value="0.469386837548823" calcext:value-type="percentage">
            <text:p>47%</text:p>
          </table:table-cell>
          <table:table-cell table:formula="of:=COUNTIF([.$G$3:.$G1231];&quot;&gt;0&quot;)/COUNTIF([.$B$3:.$B1231];&quot;&gt;0&quot;)" office:value-type="percentage" office:value="0.6759884281581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2.76" calcext:value-type="float">
            <text:p>2.76</text:p>
          </table:table-cell>
          <table:table-cell table:formula="of:=[.G1232]-[.E1232]" office:value-type="float" office:value="0.76" calcext:value-type="float">
            <text:p>0.76</text:p>
          </table:table-cell>
          <table:table-cell table:formula="of:=SUM([.$H$2:.H1232])" office:value-type="float" office:value="-99.96" calcext:value-type="float">
            <text:p>-99.96</text:p>
          </table:table-cell>
          <table:table-cell table:formula="of:=SUM([.H$3:.H1232])/SUM([.E$3:.E1232])" office:value-type="percentage" office:value="-0.02473033151905" calcext:value-type="percentage">
            <text:p>-2%</text:p>
          </table:table-cell>
          <table:table-cell table:formula="of:=[.O1232]-(1-[.O1232])/[.N1232]" office:value-type="percentage" office:value="-0.0139325717544987" calcext:value-type="percentage">
            <text:p>-1.4%</text:p>
          </table:table-cell>
          <table:table-cell table:formula="of:=AVERAGEIF([.$H$3:.$H1232];&quot;&gt;0&quot;)" office:value-type="float" office:value="1.83540785498489" calcext:value-type="float">
            <text:p>1.8</text:p>
          </table:table-cell>
          <table:table-cell table:formula="of:=AVERAGEIF([.$H$3:.$H1232];&quot;&lt;0&quot;)" office:value-type="float" office:value="-3.91369047619048" calcext:value-type="float">
            <text:p>-3.9</text:p>
          </table:table-cell>
          <table:table-cell table:formula="of:=[.L1232]/-[.M1232]" office:value-type="percentage" office:value="0.468971132528459" calcext:value-type="percentage">
            <text:p>47%</text:p>
          </table:table-cell>
          <table:table-cell table:formula="of:=COUNTIF([.$G$3:.$G1232];&quot;&gt;0&quot;)/COUNTIF([.$B$3:.$B1232];&quot;&gt;0&quot;)" office:value-type="percentage" office:value="0.6763005780346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kohlschreiber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33]-[.E1233]" office:value-type="float" office:value="2.6" calcext:value-type="float">
            <text:p>2.60</text:p>
          </table:table-cell>
          <table:table-cell table:formula="of:=SUM([.$H$2:.H1233])" office:value-type="float" office:value="-97.36" calcext:value-type="float">
            <text:p>-97.36</text:p>
          </table:table-cell>
          <table:table-cell table:formula="of:=SUM([.H$3:.H1233])/SUM([.E$3:.E1233])" office:value-type="percentage" office:value="-0.0240276406712734" calcext:value-type="percentage">
            <text:p>-2%</text:p>
          </table:table-cell>
          <table:table-cell table:formula="of:=[.O1233]-(1-[.O1233])/[.N1233]" office:value-type="percentage" office:value="-0.0125236976028897" calcext:value-type="percentage">
            <text:p>-1.3%</text:p>
          </table:table-cell>
          <table:table-cell table:formula="of:=AVERAGEIF([.$H$3:.$H1233];&quot;&gt;0&quot;)" office:value-type="float" office:value="1.83656108597285" calcext:value-type="float">
            <text:p>1.8</text:p>
          </table:table-cell>
          <table:table-cell table:formula="of:=AVERAGEIF([.$H$3:.$H1233];&quot;&lt;0&quot;)" office:value-type="float" office:value="-3.91369047619048" calcext:value-type="float">
            <text:p>-3.9</text:p>
          </table:table-cell>
          <table:table-cell table:formula="of:=[.L1233]/-[.M1233]" office:value-type="percentage" office:value="0.469265798393063" calcext:value-type="percentage">
            <text:p>47%</text:p>
          </table:table-cell>
          <table:table-cell table:formula="of:=COUNTIF([.$G$3:.$G1233];&quot;&gt;0&quot;)/COUNTIF([.$B$3:.$B1233];&quot;&gt;0&quot;)" office:value-type="percentage" office:value="0.6766121270452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rublev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0</text:p>
          </table:table-cell>
          <table:table-cell office:value-type="float" office:value="9.9" calcext:value-type="float">
            <text:p>9.90</text:p>
          </table:table-cell>
          <table:table-cell table:formula="of:=[.G1234]-[.E1234]" office:value-type="float" office:value="0.9" calcext:value-type="float">
            <text:p>0.90</text:p>
          </table:table-cell>
          <table:table-cell table:formula="of:=SUM([.$H$2:.H1234])" office:value-type="float" office:value="-96.46" calcext:value-type="float">
            <text:p>-96.46</text:p>
          </table:table-cell>
          <table:table-cell table:formula="of:=SUM([.H$3:.H1234])/SUM([.E$3:.E1234])" office:value-type="percentage" office:value="-0.0237527702536321" calcext:value-type="percentage">
            <text:p>-2%</text:p>
          </table:table-cell>
          <table:table-cell table:formula="of:=[.O1234]-(1-[.O1234])/[.N1234]" office:value-type="percentage" office:value="-0.0120792726730984" calcext:value-type="percentage">
            <text:p>-1.2%</text:p>
          </table:table-cell>
          <table:table-cell table:formula="of:=AVERAGEIF([.$H$3:.$H1234];&quot;&gt;0&quot;)" office:value-type="float" office:value="1.83515060240964" calcext:value-type="float">
            <text:p>1.8</text:p>
          </table:table-cell>
          <table:table-cell table:formula="of:=AVERAGEIF([.$H$3:.$H1234];&quot;&lt;0&quot;)" office:value-type="float" office:value="-3.91369047619048" calcext:value-type="float">
            <text:p>-3.9</text:p>
          </table:table-cell>
          <table:table-cell table:formula="of:=[.L1234]/-[.M1234]" office:value-type="percentage" office:value="0.468905401071968" calcext:value-type="percentage">
            <text:p>47%</text:p>
          </table:table-cell>
          <table:table-cell table:formula="of:=COUNTIF([.$G$3:.$G1234];&quot;&gt;0&quot;)/COUNTIF([.$B$3:.$B1234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236]-[.E1236]" office:value-type="float" office:value="0.3" calcext:value-type="float">
            <text:p>0.30</text:p>
          </table:table-cell>
          <table:table-cell table:formula="of:=SUM([.$H$2:.H1236])" office:value-type="float" office:value="-96.16" calcext:value-type="float">
            <text:p>-96.16</text:p>
          </table:table-cell>
          <table:table-cell table:formula="of:=SUM([.H$3:.H1236])/SUM([.E$3:.E1236])" office:value-type="percentage" office:value="-0.0236730674544559" calcext:value-type="percentage">
            <text:p>-2%</text:p>
          </table:table-cell>
          <table:table-cell table:formula="of:=[.O1236]-(1-[.O1236])/[.N1236]" office:value-type="percentage" office:value="-0.0119740314021516" calcext:value-type="percentage">
            <text:p>-1.2%</text:p>
          </table:table-cell>
          <table:table-cell table:formula="of:=AVERAGEIF([.$H$3:.$H1236];&quot;&gt;0&quot;)" office:value-type="float" office:value="1.83284210526316" calcext:value-type="float">
            <text:p>1.8</text:p>
          </table:table-cell>
          <table:table-cell table:formula="of:=AVERAGEIF([.$H$3:.$H1236];&quot;&lt;0&quot;)" office:value-type="float" office:value="-3.91369047619048" calcext:value-type="float">
            <text:p>-3.9</text:p>
          </table:table-cell>
          <table:table-cell table:formula="of:=[.L1236]/-[.M1236]" office:value-type="percentage" office:value="0.468315549329597" calcext:value-type="percentage">
            <text:p>47%</text:p>
          </table:table-cell>
          <table:table-cell table:formula="of:=COUNTIF([.$G$3:.$G1236];&quot;&gt;0&quot;)/COUNTIF([.$B$3:.$B1236];&quot;&gt;0&quot;)" office:value-type="percentage" office:value="0.6772334293948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giron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0</text:p>
          </table:table-cell>
          <table:table-cell office:value-type="float" office:value="11" calcext:value-type="float">
            <text:p>11.00</text:p>
          </table:table-cell>
          <table:table-cell table:formula="of:=[.G1237]-[.E1237]" office:value-type="float" office:value="1" calcext:value-type="float">
            <text:p>1.00</text:p>
          </table:table-cell>
          <table:table-cell table:formula="of:=SUM([.$H$2:.H1237])" office:value-type="float" office:value="-95.16" calcext:value-type="float">
            <text:p>-95.16</text:p>
          </table:table-cell>
          <table:table-cell table:formula="of:=SUM([.H$3:.H1237])/SUM([.E$3:.E1237])" office:value-type="percentage" office:value="-0.0233693516699411" calcext:value-type="percentage">
            <text:p>-2%</text:p>
          </table:table-cell>
          <table:table-cell table:formula="of:=[.O1237]-(1-[.O1237])/[.N1237]" office:value-type="percentage" office:value="-0.01147294985227" calcext:value-type="percentage">
            <text:p>-1.1%</text:p>
          </table:table-cell>
          <table:table-cell table:formula="of:=AVERAGEIF([.$H$3:.$H1237];&quot;&gt;0&quot;)" office:value-type="float" office:value="1.83159159159159" calcext:value-type="float">
            <text:p>1.8</text:p>
          </table:table-cell>
          <table:table-cell table:formula="of:=AVERAGEIF([.$H$3:.$H1237];&quot;&lt;0&quot;)" office:value-type="float" office:value="-3.91369047619048" calcext:value-type="float">
            <text:p>-3.9</text:p>
          </table:table-cell>
          <table:table-cell table:formula="of:=[.L1237]/-[.M1237]" office:value-type="percentage" office:value="0.467996026444695" calcext:value-type="percentage">
            <text:p>47%</text:p>
          </table:table-cell>
          <table:table-cell table:formula="of:=COUNTIF([.$G$3:.$G1237];&quot;&gt;0&quot;)/COUNTIF([.$B$3:.$B1237];&quot;&gt;0&quot;)" office:value-type="percentage" office:value="0.677543186180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e minaur</text:p>
          </table:table-cell>
          <table:table-cell office:value-type="float" office:value="13" calcext:value-type="float">
            <text:p>1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238]-[.E1238]" office:value-type="float" office:value="-13" calcext:value-type="float">
            <text:p>-13.00</text:p>
          </table:table-cell>
          <table:table-cell table:formula="of:=SUM([.$H$2:.H1238])" office:value-type="float" office:value="-108.16" calcext:value-type="float">
            <text:p>-108.16</text:p>
          </table:table-cell>
          <table:table-cell table:formula="of:=SUM([.H$3:.H1238])/SUM([.E$3:.E1238])" office:value-type="percentage" office:value="-0.0264773561811505" calcext:value-type="percentage">
            <text:p>-3%</text:p>
          </table:table-cell>
          <table:table-cell table:formula="of:=[.O1238]-(1-[.O1238])/[.N1238]" office:value-type="percentage" office:value="-0.0182669855198153" calcext:value-type="percentage">
            <text:p>-1.8%</text:p>
          </table:table-cell>
          <table:table-cell table:formula="of:=AVERAGEIF([.$H$3:.$H1238];&quot;&gt;0&quot;)" office:value-type="float" office:value="1.83159159159159" calcext:value-type="float">
            <text:p>1.8</text:p>
          </table:table-cell>
          <table:table-cell table:formula="of:=AVERAGEIF([.$H$3:.$H1238];&quot;&lt;0&quot;)" office:value-type="float" office:value="-3.9406528189911" calcext:value-type="float">
            <text:p>-3.9</text:p>
          </table:table-cell>
          <table:table-cell table:formula="of:=[.L1238]/-[.M1238]" office:value-type="percentage" office:value="0.464793950577083" calcext:value-type="percentage">
            <text:p>46%</text:p>
          </table:table-cell>
          <table:table-cell table:formula="of:=COUNTIF([.$G$3:.$G1238];&quot;&gt;0&quot;)/COUNTIF([.$B$3:.$B1238];&quot;&gt;0&quot;)" office:value-type="percentage" office:value="0.676893576222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39]-[.E1239]" office:value-type="float" office:value="-5" calcext:value-type="float">
            <text:p>-5.00</text:p>
          </table:table-cell>
          <table:table-cell table:formula="of:=SUM([.$H$2:.H1239])" office:value-type="float" office:value="-113.16" calcext:value-type="float">
            <text:p>-113.16</text:p>
          </table:table-cell>
          <table:table-cell table:formula="of:=SUM([.H$3:.H1239])/SUM([.E$3:.E1239])" office:value-type="percentage" office:value="-0.0276674816625917" calcext:value-type="percentage">
            <text:p>-3%</text:p>
          </table:table-cell>
          <table:table-cell table:formula="of:=[.O1239]-(1-[.O1239])/[.N1239]" office:value-type="percentage" office:value="-0.0208643027865224" calcext:value-type="percentage">
            <text:p>-2.1%</text:p>
          </table:table-cell>
          <table:table-cell table:formula="of:=AVERAGEIF([.$H$3:.$H1239];&quot;&gt;0&quot;)" office:value-type="float" office:value="1.83159159159159" calcext:value-type="float">
            <text:p>1.8</text:p>
          </table:table-cell>
          <table:table-cell table:formula="of:=AVERAGEIF([.$H$3:.$H1239];&quot;&lt;0&quot;)" office:value-type="float" office:value="-3.94378698224852" calcext:value-type="float">
            <text:p>-3.9</text:p>
          </table:table-cell>
          <table:table-cell table:formula="of:=[.L1239]/-[.M1239]" office:value-type="percentage" office:value="0.464424574612121" calcext:value-type="percentage">
            <text:p>46%</text:p>
          </table:table-cell>
          <table:table-cell table:formula="of:=COUNTIF([.$G$3:.$G1239];&quot;&gt;0&quot;)/COUNTIF([.$B$3:.$B1239];&quot;&gt;0&quot;)" office:value-type="percentage" office:value="0.676245210727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1240]-[.E1240]" office:value-type="float" office:value="1.08" calcext:value-type="float">
            <text:p>1.08</text:p>
          </table:table-cell>
          <table:table-cell table:formula="of:=SUM([.$H$2:.H1240])" office:value-type="float" office:value="-112.08" calcext:value-type="float">
            <text:p>-112.08</text:p>
          </table:table-cell>
          <table:table-cell table:formula="of:=SUM([.H$3:.H1240])/SUM([.E$3:.E1240])" office:value-type="percentage" office:value="-0.0273833374053262" calcext:value-type="percentage">
            <text:p>-3%</text:p>
          </table:table-cell>
          <table:table-cell table:formula="of:=[.O1240]-(1-[.O1240])/[.N1240]" office:value-type="percentage" office:value="-0.0203161252468336" calcext:value-type="percentage">
            <text:p>-2.0%</text:p>
          </table:table-cell>
          <table:table-cell table:formula="of:=AVERAGEIF([.$H$3:.$H1240];&quot;&gt;0&quot;)" office:value-type="float" office:value="1.83046476761619" calcext:value-type="float">
            <text:p>1.8</text:p>
          </table:table-cell>
          <table:table-cell table:formula="of:=AVERAGEIF([.$H$3:.$H1240];&quot;&lt;0&quot;)" office:value-type="float" office:value="-3.94378698224852" calcext:value-type="float">
            <text:p>-3.9</text:p>
          </table:table-cell>
          <table:table-cell table:formula="of:=[.L1240]/-[.M1240]" office:value-type="percentage" office:value="0.46413885330403" calcext:value-type="percentage">
            <text:p>46%</text:p>
          </table:table-cell>
          <table:table-cell table:formula="of:=COUNTIF([.$G$3:.$G1240];&quot;&gt;0&quot;)/COUNTIF([.$B$3:.$B1240];&quot;&gt;0&quot;)" office:value-type="percentage" office:value="0.6765550239234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1241]-[.E1241]" office:value-type="float" office:value="1.36" calcext:value-type="float">
            <text:p>1.36</text:p>
          </table:table-cell>
          <table:table-cell table:formula="of:=SUM([.$H$2:.H1241])" office:value-type="float" office:value="-110.72" calcext:value-type="float">
            <text:p>-110.72</text:p>
          </table:table-cell>
          <table:table-cell table:formula="of:=SUM([.H$3:.H1241])/SUM([.E$3:.E1241])" office:value-type="percentage" office:value="-0.027037851037851" calcext:value-type="percentage">
            <text:p>-3%</text:p>
          </table:table-cell>
          <table:table-cell table:formula="of:=[.O1241]-(1-[.O1241])/[.N1241]" office:value-type="percentage" office:value="-0.0196086541335694" calcext:value-type="percentage">
            <text:p>-2.0%</text:p>
          </table:table-cell>
          <table:table-cell table:formula="of:=AVERAGEIF([.$H$3:.$H1241];&quot;&gt;0&quot;)" office:value-type="float" office:value="1.82976047904192" calcext:value-type="float">
            <text:p>1.8</text:p>
          </table:table-cell>
          <table:table-cell table:formula="of:=AVERAGEIF([.$H$3:.$H1241];&quot;&lt;0&quot;)" office:value-type="float" office:value="-3.94378698224852" calcext:value-type="float">
            <text:p>-3.9</text:p>
          </table:table-cell>
          <table:table-cell table:formula="of:=[.L1241]/-[.M1241]" office:value-type="percentage" office:value="0.463960271505002" calcext:value-type="percentage">
            <text:p>46%</text:p>
          </table:table-cell>
          <table:table-cell table:formula="of:=COUNTIF([.$G$3:.$G1241];&quot;&gt;0&quot;)/COUNTIF([.$B$3:.$B1241];&quot;&gt;0&quot;)" office:value-type="percentage" office:value="0.676864244741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table:style-name="ce103"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242]-[.E1242]" office:value-type="float" office:value="-4" calcext:value-type="float">
            <text:p>-4.00</text:p>
          </table:table-cell>
          <table:table-cell table:formula="of:=SUM([.$H$2:.H1242])" office:value-type="float" office:value="-114.72" calcext:value-type="float">
            <text:p>-114.72</text:p>
          </table:table-cell>
          <table:table-cell table:formula="of:=SUM([.H$3:.H1242])/SUM([.E$3:.E1242])" office:value-type="percentage" office:value="-0.0279873139790193" calcext:value-type="percentage">
            <text:p>-3%</text:p>
          </table:table-cell>
          <table:table-cell table:formula="of:=[.O1242]-(1-[.O1242])/[.N1242]" office:value-type="percentage" office:value="-0.0216778707736427" calcext:value-type="percentage">
            <text:p>-2.2%</text:p>
          </table:table-cell>
          <table:table-cell table:formula="of:=AVERAGEIF([.$H$3:.$H1242];&quot;&gt;0&quot;)" office:value-type="float" office:value="1.82976047904192" calcext:value-type="float">
            <text:p>1.8</text:p>
          </table:table-cell>
          <table:table-cell table:formula="of:=AVERAGEIF([.$H$3:.$H1242];&quot;&lt;0&quot;)" office:value-type="float" office:value="-3.94395280235988" calcext:value-type="float">
            <text:p>-3.9</text:p>
          </table:table-cell>
          <table:table-cell table:formula="of:=[.L1242]/-[.M1242]" office:value-type="percentage" office:value="0.4639407646935" calcext:value-type="percentage">
            <text:p>46%</text:p>
          </table:table-cell>
          <table:table-cell table:formula="of:=COUNTIF([.$G$3:.$G1242];&quot;&gt;0&quot;)/COUNTIF([.$B$3:.$B1242];&quot;&gt;0&quot;)" office:value-type="percentage" office:value="0.6762177650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montei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243]-[.E1243]" office:value-type="float" office:value="0.58" calcext:value-type="float">
            <text:p>0.58</text:p>
          </table:table-cell>
          <table:table-cell table:formula="of:=SUM([.$H$2:.H1243])" office:value-type="float" office:value="-114.14" calcext:value-type="float">
            <text:p>-114.14</text:p>
          </table:table-cell>
          <table:table-cell table:formula="of:=SUM([.H$3:.H1243])/SUM([.E$3:.E1243])" office:value-type="percentage" office:value="-0.0278390243902439" calcext:value-type="percentage">
            <text:p>-3%</text:p>
          </table:table-cell>
          <table:table-cell table:formula="of:=[.O1243]-(1-[.O1243])/[.N1243]" office:value-type="percentage" office:value="-0.0214155546757931" calcext:value-type="percentage">
            <text:p>-2.1%</text:p>
          </table:table-cell>
          <table:table-cell table:formula="of:=AVERAGEIF([.$H$3:.$H1243];&quot;&gt;0&quot;)" office:value-type="float" office:value="1.82789237668161" calcext:value-type="float">
            <text:p>1.8</text:p>
          </table:table-cell>
          <table:table-cell table:formula="of:=AVERAGEIF([.$H$3:.$H1243];&quot;&lt;0&quot;)" office:value-type="float" office:value="-3.94395280235988" calcext:value-type="float">
            <text:p>-3.9</text:p>
          </table:table-cell>
          <table:table-cell table:formula="of:=[.L1243]/-[.M1243]" office:value-type="percentage" office:value="0.46346710224014" calcext:value-type="percentage">
            <text:p>46%</text:p>
          </table:table-cell>
          <table:table-cell table:formula="of:=COUNTIF([.$G$3:.$G1243];&quot;&gt;0&quot;)/COUNTIF([.$B$3:.$B1243];&quot;&gt;0&quot;)" office:value-type="percentage" office:value="0.6765267175572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delbonis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0</text:p>
          </table:table-cell>
          <table:table-cell office:value-type="float" office:value="12.8" calcext:value-type="float">
            <text:p>12.80</text:p>
          </table:table-cell>
          <table:table-cell table:formula="of:=[.G1244]-[.E1244]" office:value-type="float" office:value="4.8" calcext:value-type="float">
            <text:p>4.80</text:p>
          </table:table-cell>
          <table:table-cell table:formula="of:=SUM([.$H$2:.H1244])" office:value-type="float" office:value="-109.34" calcext:value-type="float">
            <text:p>-109.34</text:p>
          </table:table-cell>
          <table:table-cell table:formula="of:=SUM([.H$3:.H1244])/SUM([.E$3:.E1244])" office:value-type="percentage" office:value="-0.0266163583252191" calcext:value-type="percentage">
            <text:p>-3%</text:p>
          </table:table-cell>
          <table:table-cell table:formula="of:=[.O1244]-(1-[.O1244])/[.N1244]" office:value-type="percentage" office:value="-0.0187537756771875" calcext:value-type="percentage">
            <text:p>-1.9%</text:p>
          </table:table-cell>
          <table:table-cell table:formula="of:=AVERAGEIF([.$H$3:.$H1244];&quot;&gt;0&quot;)" office:value-type="float" office:value="1.83232835820895" calcext:value-type="float">
            <text:p>1.8</text:p>
          </table:table-cell>
          <table:table-cell table:formula="of:=AVERAGEIF([.$H$3:.$H1244];&quot;&lt;0&quot;)" office:value-type="float" office:value="-3.94395280235988" calcext:value-type="float">
            <text:p>-3.9</text:p>
          </table:table-cell>
          <table:table-cell table:formula="of:=[.L1244]/-[.M1244]" office:value-type="percentage" office:value="0.464591857466593" calcext:value-type="percentage">
            <text:p>46%</text:p>
          </table:table-cell>
          <table:table-cell table:formula="of:=COUNTIF([.$G$3:.$G1244];&quot;&gt;0&quot;)/COUNTIF([.$B$3:.$B1244];&quot;&gt;0&quot;)" office:value-type="percentage" office:value="0.6768350810295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kovalik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245]-[.E1245]" office:value-type="float" office:value="-5" calcext:value-type="float">
            <text:p>-5.00</text:p>
          </table:table-cell>
          <table:table-cell table:formula="of:=SUM([.$H$2:.H1245])" office:value-type="float" office:value="-114.34" calcext:value-type="float">
            <text:p>-114.34</text:p>
          </table:table-cell>
          <table:table-cell table:formula="of:=SUM([.H$3:.H1245])/SUM([.E$3:.E1245])" office:value-type="percentage" office:value="-0.0277996596158522" calcext:value-type="percentage">
            <text:p>-3%</text:p>
          </table:table-cell>
          <table:table-cell table:formula="of:=[.O1245]-(1-[.O1245])/[.N1245]" office:value-type="percentage" office:value="-0.0213347421304028" calcext:value-type="percentage">
            <text:p>-2.1%</text:p>
          </table:table-cell>
          <table:table-cell table:formula="of:=AVERAGEIF([.$H$3:.$H1245];&quot;&gt;0&quot;)" office:value-type="float" office:value="1.83232835820895" calcext:value-type="float">
            <text:p>1.8</text:p>
          </table:table-cell>
          <table:table-cell table:formula="of:=AVERAGEIF([.$H$3:.$H1245];&quot;&lt;0&quot;)" office:value-type="float" office:value="-3.94705882352941" calcext:value-type="float">
            <text:p>-3.9</text:p>
          </table:table-cell>
          <table:table-cell table:formula="of:=[.L1245]/-[.M1245]" office:value-type="percentage" office:value="0.464226260649064" calcext:value-type="percentage">
            <text:p>46%</text:p>
          </table:table-cell>
          <table:table-cell table:formula="of:=COUNTIF([.$G$3:.$G1245];&quot;&gt;0&quot;)/COUNTIF([.$B$3:.$B1245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246]-[.E1246]" office:value-type="float" office:value="0.26" calcext:value-type="float">
            <text:p>0.26</text:p>
          </table:table-cell>
          <table:table-cell table:formula="of:=SUM([.$H$2:.H1246])" office:value-type="float" office:value="-114.08" calcext:value-type="float">
            <text:p>-114.08</text:p>
          </table:table-cell>
          <table:table-cell table:formula="of:=SUM([.H$3:.H1246])/SUM([.E$3:.E1246])" office:value-type="percentage" office:value="-0.0277297034516286" calcext:value-type="percentage">
            <text:p>-3%</text:p>
          </table:table-cell>
          <table:table-cell table:formula="of:=[.O1246]-(1-[.O1246])/[.N1246]" office:value-type="percentage" office:value="-0.0212552859107661" calcext:value-type="percentage">
            <text:p>-2.1%</text:p>
          </table:table-cell>
          <table:table-cell table:formula="of:=AVERAGEIF([.$H$3:.$H1246];&quot;&gt;0&quot;)" office:value-type="float" office:value="1.82998509687034" calcext:value-type="float">
            <text:p>1.8</text:p>
          </table:table-cell>
          <table:table-cell table:formula="of:=AVERAGEIF([.$H$3:.$H1246];&quot;&lt;0&quot;)" office:value-type="float" office:value="-3.94705882352941" calcext:value-type="float">
            <text:p>-3.9</text:p>
          </table:table-cell>
          <table:table-cell table:formula="of:=[.L1246]/-[.M1246]" office:value-type="percentage" office:value="0.463632587880712" calcext:value-type="percentage">
            <text:p>46%</text:p>
          </table:table-cell>
          <table:table-cell table:formula="of:=COUNTIF([.$G$3:.$G1246];&quot;&gt;0&quot;)/COUNTIF([.$B$3:.$B1246];&quot;&gt;0&quot;)" office:value-type="percentage" office:value="0.6764985727878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pablo varilla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247]-[.E1247]" office:value-type="float" office:value="2.55" calcext:value-type="float">
            <text:p>2.55</text:p>
          </table:table-cell>
          <table:table-cell table:formula="of:=SUM([.$H$2:.H1247])" office:value-type="float" office:value="-111.53" calcext:value-type="float">
            <text:p>-111.53</text:p>
          </table:table-cell>
          <table:table-cell table:formula="of:=SUM([.H$3:.H1247])/SUM([.E$3:.E1247])" office:value-type="percentage" office:value="-0.0270901141607967" calcext:value-type="percentage">
            <text:p>-3%</text:p>
          </table:table-cell>
          <table:table-cell table:formula="of:=[.O1247]-(1-[.O1247])/[.N1247]" office:value-type="percentage" office:value="-0.0198766053133557" calcext:value-type="percentage">
            <text:p>-2.0%</text:p>
          </table:table-cell>
          <table:table-cell table:formula="of:=AVERAGEIF([.$H$3:.$H1247];&quot;&gt;0&quot;)" office:value-type="float" office:value="1.83105654761905" calcext:value-type="float">
            <text:p>1.8</text:p>
          </table:table-cell>
          <table:table-cell table:formula="of:=AVERAGEIF([.$H$3:.$H1247];&quot;&lt;0&quot;)" office:value-type="float" office:value="-3.94705882352941" calcext:value-type="float">
            <text:p>-3.9</text:p>
          </table:table-cell>
          <table:table-cell table:formula="of:=[.L1247]/-[.M1247]" office:value-type="percentage" office:value="0.46390404336101" calcext:value-type="percentage">
            <text:p>46%</text:p>
          </table:table-cell>
          <table:table-cell table:formula="of:=COUNTIF([.$G$3:.$G1247];&quot;&gt;0&quot;)/COUNTIF([.$B$3:.$B1247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tabilo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248]-[.E1248]" office:value-type="float" office:value="2.1" calcext:value-type="float">
            <text:p>2.10</text:p>
          </table:table-cell>
          <table:table-cell table:formula="of:=SUM([.$H$2:.H1248])" office:value-type="float" office:value="-109.43" calcext:value-type="float">
            <text:p>-109.43</text:p>
          </table:table-cell>
          <table:table-cell table:formula="of:=SUM([.H$3:.H1248])/SUM([.E$3:.E1248])" office:value-type="percentage" office:value="-0.0265606796116505" calcext:value-type="percentage">
            <text:p>-3%</text:p>
          </table:table-cell>
          <table:table-cell table:formula="of:=[.O1248]-(1-[.O1248])/[.N1248]" office:value-type="percentage" office:value="-0.018756191606416" calcext:value-type="percentage">
            <text:p>-1.9%</text:p>
          </table:table-cell>
          <table:table-cell table:formula="of:=AVERAGEIF([.$H$3:.$H1248];&quot;&gt;0&quot;)" office:value-type="float" office:value="1.83145616641902" calcext:value-type="float">
            <text:p>1.8</text:p>
          </table:table-cell>
          <table:table-cell table:formula="of:=AVERAGEIF([.$H$3:.$H1248];&quot;&lt;0&quot;)" office:value-type="float" office:value="-3.94705882352941" calcext:value-type="float">
            <text:p>-3.9</text:p>
          </table:table-cell>
          <table:table-cell table:formula="of:=[.L1248]/-[.M1248]" office:value-type="percentage" office:value="0.464005288064431" calcext:value-type="percentage">
            <text:p>46%</text:p>
          </table:table-cell>
          <table:table-cell table:formula="of:=COUNTIF([.$G$3:.$G1248];&quot;&gt;0&quot;)/COUNTIF([.$B$3:.$B1248];&quot;&gt;0&quot;)" office:value-type="percentage" office:value="0.67711301044634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lbo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johnson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5.2" calcext:value-type="float">
            <text:p>5.2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number-columns-repeated="57"/>
        </table:table-row>
        <table:table-row table:style-name="ro1" table:number-rows-repeated="10473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.B1188])" office:value-type="float" office:value="11" calcext:value-type="float">
            <text:p>11</text:p>
          </table:table-cell>
          <table:table-cell table:formula="of:=SUM([$all.E1178:.E1188])" office:value-type="float" office:value="61" calcext:value-type="float">
            <text:p>61</text:p>
          </table:table-cell>
          <table:table-cell table:style-name="ce100" table:formula="of:=SUMIF([$all.H1178:.H1188];&quot;&gt;0&quot;)" office:value-type="float" office:value="9.34" calcext:value-type="float">
            <text:p>9.34</text:p>
          </table:table-cell>
          <table:table-cell table:formula="of:=SUMIF([$all.H1178: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formula="of:=COUNT([$all.B1185:.B1190])" office:value-type="float" office:value="5" calcext:value-type="float">
            <text:p>5</text:p>
          </table:table-cell>
          <table:table-cell table:formula="of:=SUM([$all.E1190:.E1195])" office:value-type="float" office:value="29" calcext:value-type="float">
            <text:p>29</text:p>
          </table:table-cell>
          <table:table-cell table:style-name="ce100" table:formula="of:=SUMIF([$all.H1190:.H1195];&quot;&gt;0&quot;)" office:value-type="float" office:value="10.2" calcext:value-type="float">
            <text:p>10.20</text:p>
          </table:table-cell>
          <table:table-cell table:formula="of:=SUMIF([$all.H1190:.H1195];&quot;&lt;0&quot;)" office:value-type="float" office:value="-6" calcext:value-type="float">
            <text:p>-6</text:p>
          </table:table-cell>
          <table:table-cell table:formula="of:=[.D125]+[.E125]" office:value-type="float" office:value="4.2" calcext:value-type="float">
            <text:p>4.20</text:p>
          </table:table-cell>
          <table:table-cell table:style-name="ce123" table:formula="of:=[$all.J1195]" office:value-type="percentage" office:value="-0.0205640243902439" calcext:value-type="percentage">
            <text:p>-2%</text:p>
          </table:table-cell>
          <table:table-cell table:formula="of:=[$all.O1195]" office:value-type="percentage" office:value="0.6779324055666" calcext:value-type="percentage">
            <text:p>68%</text:p>
          </table:table-cell>
          <table:table-cell table:formula="of:=[$all.K1195]" office:value-type="percentage" office:value="-0.00371579924021392" calcext:value-type="percentage">
            <text:p>0%</text:p>
          </table:table-cell>
          <table:table-cell/>
          <table:table-cell table:formula="of:=MEDIAN([.$C96:.$C125])" office:value-type="float" office:value="31" calcext:value-type="float">
            <text:p>31</text:p>
          </table:table-cell>
          <table:table-cell office:value-type="float" office:value="253.44" calcext:value-type="float">
            <text:p>253</text:p>
          </table:table-cell>
          <table:table-cell table:formula="of:=[.K125]/[.L124]" office:value-type="percentage" office:value="0.124378109452736" calcext:value-type="percentage">
            <text:p>12%</text:p>
          </table:table-cell>
          <table:table-cell table:formula="of:=[.M125]/[.I125]" office:value-type="percentage" office:value="-33.472774337931" calcext:value-type="percentage">
            <text:p>-33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formula="of:=COUNT([$all.B1197:.B1206])" office:value-type="float" office:value="10" calcext:value-type="float">
            <text:p>10</text:p>
          </table:table-cell>
          <table:table-cell table:formula="of:=SUM([$all.E1197:.E1206])" office:value-type="float" office:value="44" calcext:value-type="float">
            <text:p>44</text:p>
          </table:table-cell>
          <table:table-cell table:style-name="ce100" table:formula="of:=SUMIF([$all.H1197:.H1206];&quot;&gt;0&quot;)" office:value-type="float" office:value="7.11" calcext:value-type="float">
            <text:p>7.11</text:p>
          </table:table-cell>
          <table:table-cell table:formula="of:=SUMIF([$all.H1197:.H1206];&quot;&lt;0&quot;)" office:value-type="float" office:value="-25" calcext:value-type="float">
            <text:p>-25</text:p>
          </table:table-cell>
          <table:table-cell table:formula="of:=[.D126]+[.E126]" office:value-type="float" office:value="-17.89" calcext:value-type="float">
            <text:p>-17.89</text:p>
          </table:table-cell>
          <table:table-cell table:style-name="ce123" table:formula="of:=[$all.J1206]" office:value-type="percentage" office:value="-0.0248316582914573" calcext:value-type="percentage">
            <text:p>-2%</text:p>
          </table:table-cell>
          <table:table-cell table:formula="of:=[$all.O1206]" office:value-type="percentage" office:value="0.676181102362205" calcext:value-type="percentage">
            <text:p>68%</text:p>
          </table:table-cell>
          <table:table-cell table:formula="of:=[$all.K1206]" office:value-type="percentage" office:value="-0.0132885668621981" calcext:value-type="percentage">
            <text:p>-1%</text:p>
          </table:table-cell>
          <table:table-cell/>
          <table:table-cell table:formula="of:=MEDIAN([.$C97:.$C126])" office:value-type="float" office:value="33" calcext:value-type="float">
            <text:p>33</text:p>
          </table:table-cell>
          <table:table-cell office:value-type="float" office:value="235.55" calcext:value-type="float">
            <text:p>236</text:p>
          </table:table-cell>
          <table:table-cell table:formula="of:=[.K126]/[.L125]" office:value-type="percentage" office:value="0.130208333333333" calcext:value-type="percentage">
            <text:p>13%</text:p>
          </table:table-cell>
          <table:table-cell table:formula="of:=[.M126]/[.I126]" office:value-type="percentage" office:value="-9.79852339861687" calcext:value-type="percentage">
            <text:p>-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formula="of:=COUNT([$all.B1208:.B1216])" office:value-type="float" office:value="9" calcext:value-type="float">
            <text:p>9</text:p>
          </table:table-cell>
          <table:table-cell table:formula="of:=SUM([$all.E1208:.E1216])" office:value-type="float" office:value="28" calcext:value-type="float">
            <text:p>28</text:p>
          </table:table-cell>
          <table:table-cell table:style-name="ce100" table:formula="of:=SUMIF([$all.H1208:.H1216];&quot;&gt;0&quot;)" office:value-type="float" office:value="6.93" calcext:value-type="float">
            <text:p>6.93</text:p>
          </table:table-cell>
          <table:table-cell table:formula="of:=SUMIF([$all.H1208:.H1216];&quot;&lt;0&quot;)" office:value-type="float" office:value="-16" calcext:value-type="float">
            <text:p>-16</text:p>
          </table:table-cell>
          <table:table-cell table:formula="of:=[.D127]+[.E127]" office:value-type="float" office:value="-9.07" calcext:value-type="float">
            <text:p>-9.07</text:p>
          </table:table-cell>
          <table:table-cell table:style-name="ce123" table:formula="of:=[$all.J1216]" office:value-type="percentage" office:value="-0.0269211576846307" calcext:value-type="percentage">
            <text:p>-3%</text:p>
          </table:table-cell>
          <table:table-cell table:formula="of:=[$all.O1216]" office:value-type="percentage" office:value="0.675121951219512" calcext:value-type="percentage">
            <text:p>68%</text:p>
          </table:table-cell>
          <table:table-cell table:formula="of:=[$all.K1216]" office:value-type="percentage" office:value="-0.01807146436825" calcext:value-type="percentage">
            <text:p>-2%</text:p>
          </table:table-cell>
          <table:table-cell/>
          <table:table-cell table:formula="of:=MEDIAN([.$C98:.$C127])" office:value-type="float" office:value="33" calcext:value-type="float">
            <text:p>33</text:p>
          </table:table-cell>
          <table:table-cell office:value-type="float" office:value="226.48" calcext:value-type="float">
            <text:p>226</text:p>
          </table:table-cell>
          <table:table-cell table:formula="of:=[.K127]/[.L126]" office:value-type="percentage" office:value="0.140097643812354" calcext:value-type="percentage">
            <text:p>14%</text:p>
          </table:table-cell>
          <table:table-cell table:formula="of:=[.M127]/[.I127]" office:value-type="percentage" office:value="-7.75242343163365" calcext:value-type="percentage">
            <text:p>-7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formula="of:=COUNT([$all.B1218:.B1222])" office:value-type="float" office:value="5" calcext:value-type="float">
            <text:p>5</text:p>
          </table:table-cell>
          <table:table-cell table:formula="of:=SUM([$all.E1218:.E1222])" office:value-type="float" office:value="9" calcext:value-type="float">
            <text:p>9</text:p>
          </table:table-cell>
          <table:table-cell table:style-name="ce100" table:formula="of:=SUMIF([$all.H1218:.H1222];&quot;&gt;0&quot;)" office:value-type="float" office:value="3.42" calcext:value-type="float">
            <text:p>3.42</text:p>
          </table:table-cell>
          <table:table-cell table:formula="of:=SUMIF([$all.H1218:.H1222];&quot;&lt;0&quot;)" office:value-type="float" office:value="-3" calcext:value-type="float">
            <text:p>-3</text:p>
          </table:table-cell>
          <table:table-cell table:formula="of:=[.D128]+[.E128]" office:value-type="float" office:value="0.42" calcext:value-type="float">
            <text:p>0.42</text:p>
          </table:table-cell>
          <table:table-cell table:style-name="ce123" table:formula="of:=[$all.J1222]" office:value-type="percentage" office:value="-0.026756285785412" calcext:value-type="percentage">
            <text:p>-3%</text:p>
          </table:table-cell>
          <table:table-cell table:formula="of:=[$all.O1222]" office:value-type="percentage" office:value="0.674757281553398" calcext:value-type="percentage">
            <text:p>67%</text:p>
          </table:table-cell>
          <table:table-cell table:formula="of:=[$all.K1222]" office:value-type="percentage" office:value="-0.0178616873707808" calcext:value-type="percentage">
            <text:p>-2%</text:p>
          </table:table-cell>
          <table:table-cell/>
          <table:table-cell table:formula="of:=MEDIAN([.$C99:.$C128])" office:value-type="float" office:value="33" calcext:value-type="float">
            <text:p>33</text:p>
          </table:table-cell>
          <table:table-cell office:value-type="float" office:value="221.8" calcext:value-type="float">
            <text:p>222</text:p>
          </table:table-cell>
          <table:table-cell table:formula="of:=[.K128]/[.L127]" office:value-type="percentage" office:value="0.145708230307312" calcext:value-type="percentage">
            <text:p>15%</text:p>
          </table:table-cell>
          <table:table-cell table:formula="of:=[.M128]/[.I128]" office:value-type="percentage" office:value="-8.15758485089547" calcext:value-type="percentage">
            <text:p>-8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formula="of:=COUNT([$all.B1224:.B1225])" office:value-type="float" office:value="2" calcext:value-type="float">
            <text:p>2</text:p>
          </table:table-cell>
          <table:table-cell table:formula="of:=SUM([$all.E1224:.E1225])" office:value-type="float" office:value="12" calcext:value-type="float">
            <text:p>12</text:p>
          </table:table-cell>
          <table:table-cell table:style-name="ce100" table:formula="of:=SUMIF([$all.H1224:.H1225];&quot;&gt;0&quot;)" office:value-type="float" office:value="4.98" calcext:value-type="float">
            <text:p>4.98</text:p>
          </table:table-cell>
          <table:table-cell table:formula="of:=SUMIF([$all.H1224:.H1225];&quot;&lt;0&quot;)" office:value-type="float" office:value="0" calcext:value-type="float">
            <text:p>0</text:p>
          </table:table-cell>
          <table:table-cell table:formula="of:=[.D129]+[.E129]" office:value-type="float" office:value="4.98" calcext:value-type="float">
            <text:p>4.98</text:p>
          </table:table-cell>
          <table:table-cell table:style-name="ce123" table:formula="of:=[$all.J1225]" office:value-type="percentage" office:value="-0.0254405559692231" calcext:value-type="percentage">
            <text:p>-3%</text:p>
          </table:table-cell>
          <table:table-cell table:formula="of:=[$all.O1225]" office:value-type="percentage" office:value="0.675387596899225" calcext:value-type="percentage">
            <text:p>68%</text:p>
          </table:table-cell>
          <table:table-cell table:formula="of:=[$all.K1225]" office:value-type="percentage" office:value="-0.0151472580040927" calcext:value-type="percentage">
            <text:p>-2%</text:p>
          </table:table-cell>
          <table:table-cell/>
          <table:table-cell table:formula="of:=MEDIAN([.$C100:.$C129])" office:value-type="float" office:value="31" calcext:value-type="float">
            <text:p>31</text:p>
          </table:table-cell>
          <table:table-cell office:value-type="float" office:value="212.66" calcext:value-type="float">
            <text:p>213</text:p>
          </table:table-cell>
          <table:table-cell table:formula="of:=[.K129]/[.L128]" office:value-type="percentage" office:value="0.139765554553652" calcext:value-type="percentage">
            <text:p>14%</text:p>
          </table:table-cell>
          <table:table-cell table:formula="of:=[.M129]/[.I129]" office:value-type="percentage" office:value="-9.22711916017331" calcext:value-type="percentage">
            <text:p>-92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formula="of:=COUNT([$all.B1227:.B1234])" office:value-type="float" office:value="8" calcext:value-type="float">
            <text:p>8</text:p>
          </table:table-cell>
          <table:table-cell table:formula="of:=SUM([$all.E1227:.E1234])" office:value-type="float" office:value="32" calcext:value-type="float">
            <text:p>32</text:p>
          </table:table-cell>
          <table:table-cell table:style-name="ce100" table:formula="of:=SUMIF([$all.H1227:.H1234];&quot;&gt;0&quot;)" office:value-type="float" office:value="8.04" calcext:value-type="float">
            <text:p>8.04</text:p>
          </table:table-cell>
          <table:table-cell table:formula="of:=SUMIF([$all.H1227:.H1234];&quot;&lt;0&quot;)" office:value-type="float" office:value="-2" calcext:value-type="float">
            <text:p>-2</text:p>
          </table:table-cell>
          <table:table-cell table:formula="of:=[.D130]+[.E130]" office:value-type="float" office:value="6.04" calcext:value-type="float">
            <text:p>6.04</text:p>
          </table:table-cell>
          <table:table-cell table:style-name="ce123" table:formula="of:=[$all.J1234]" office:value-type="percentage" office:value="-0.0237527702536321" calcext:value-type="percentage">
            <text:p>-2%</text:p>
          </table:table-cell>
          <table:table-cell table:formula="of:=[$all.O1234]" office:value-type="percentage" office:value="0.676923076923077" calcext:value-type="percentage">
            <text:p>68%</text:p>
          </table:table-cell>
          <table:table-cell table:formula="of:=[$all.K1234]" office:value-type="percentage" office:value="-0.0120792726730984" calcext:value-type="percentage">
            <text:p>-1%</text:p>
          </table:table-cell>
          <table:table-cell/>
          <table:table-cell table:formula="of:=MEDIAN([.$C101:.$C130])" office:value-type="float" office:value="30.5" calcext:value-type="float">
            <text:p>31</text:p>
          </table:table-cell>
          <table:table-cell office:value-type="float" office:value="226.22" calcext:value-type="float">
            <text:p>226</text:p>
          </table:table-cell>
          <table:table-cell table:formula="of:=[.K130]/[.L129]" office:value-type="percentage" office:value="0.143421423869087" calcext:value-type="percentage">
            <text:p>14%</text:p>
          </table:table-cell>
          <table:table-cell table:formula="of:=[.M130]/[.I130]" office:value-type="percentage" office:value="-11.8733493108819" calcext:value-type="percentage">
            <text:p>-11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formula="of:=COUNT([$all.B1236:.B1248])" office:value-type="float" office:value="13" calcext:value-type="float">
            <text:p>13</text:p>
          </table:table-cell>
          <table:table-cell table:formula="of:=SUM([$all.E1236:.E1248])" office:value-type="float" office:value="59" calcext:value-type="float">
            <text:p>59</text:p>
          </table:table-cell>
          <table:table-cell table:style-name="ce100" table:formula="of:=SUMIF([$all.H1236:.H1248];&quot;&gt;0&quot;)" office:value-type="float" office:value="14.03" calcext:value-type="float">
            <text:p>14.03</text:p>
          </table:table-cell>
          <table:table-cell table:formula="of:=SUMIF([$all.H1236:.H1248];&quot;&lt;0&quot;)" office:value-type="float" office:value="-27" calcext:value-type="float">
            <text:p>-27</text:p>
          </table:table-cell>
          <table:table-cell table:formula="of:=[.D131]+[.E131]" office:value-type="float" office:value="-12.97" calcext:value-type="float">
            <text:p>-12.97</text:p>
          </table:table-cell>
          <table:table-cell table:style-name="ce123" table:formula="of:=[$all.J1248]" office:value-type="percentage" office:value="-0.0265606796116505" calcext:value-type="percentage">
            <text:p>-3%</text:p>
          </table:table-cell>
          <table:table-cell table:formula="of:=[$all.O1248]" office:value-type="percentage" office:value="0.677113010446344" calcext:value-type="percentage">
            <text:p>68%</text:p>
          </table:table-cell>
          <table:table-cell table:formula="of:=[$all.K1248]" office:value-type="percentage" office:value="-0.018756191606416" calcext:value-type="percentage">
            <text:p>-2%</text:p>
          </table:table-cell>
          <table:table-cell/>
          <table:table-cell table:formula="of:=MEDIAN([.$C102:.$C131])" office:value-type="float" office:value="30.5" calcext:value-type="float">
            <text:p>31</text:p>
          </table:table-cell>
          <table:table-cell office:value-type="float" office:value="216.6" calcext:value-type="float">
            <text:p>217</text:p>
          </table:table-cell>
          <table:table-cell table:formula="of:=[.K131]/[.L130]" office:value-type="percentage" office:value="0.134824507116966" calcext:value-type="percentage">
            <text:p>13%</text:p>
          </table:table-cell>
          <table:table-cell table:formula="of:=[.M131]/[.I131]" office:value-type="percentage" office:value="-7.18826667727398" calcext:value-type="percentage">
            <text:p>-71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48" table:end-x="0.334cm" table:end-y="0.058cm" draw:z-index="0" draw:name="Chart 1" draw:style-name="gr1" draw:text-style-name="P1" svg:width="23.164cm" svg:height="6.229cm" svg:x="0.599cm" svg:y="0.153cm">
              <draw:object draw:notify-on-update-of-ranges="daily.A3:daily.A230 daily.L2:daily.L2 daily.L3:daily.L2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4.77166666666667" calcext:value-type="float">
            <text:p>-5</text:p>
          </table:table-cell>
          <table:table-cell table:style-name="ce136" table:formula="of:=SUM([.H3:.H29])" office:value-type="float" office:value="-7.76416666666667" calcext:value-type="float">
            <text:p>-8</text:p>
          </table:table-cell>
          <table:table-cell table:style-name="ce136" table:formula="of:=SUM([.I3:.I29])" office:value-type="float" office:value="-7.76416666666667" calcext:value-type="float">
            <text:p>-8</text:p>
          </table:table-cell>
          <table:table-cell table:style-name="ce136" table:formula="of:=SUM([.J3:.J29])" office:value-type="float" office:value="-7.56833333333333" calcext:value-type="float">
            <text:p>-8</text:p>
          </table:table-cell>
          <table:table-cell table:style-name="ce136" table:formula="of:=SUM([.K3:.K29])" office:value-type="float" office:value="-1.73416666666666" calcext:value-type="float">
            <text:p>-2</text:p>
          </table:table-cell>
          <table:table-cell table:style-name="ce136" table:formula="of:=SUM([.L3:.L29])" office:value-type="float" office:value="-2.87833333333333" calcext:value-type="float">
            <text:p>-3</text:p>
          </table:table-cell>
          <table:table-cell table:style-name="ce136" table:formula="of:=SUM([.M3:.M29])" office:value-type="float" office:value="-7.8125" calcext:value-type="float">
            <text:p>-8</text:p>
          </table:table-cell>
          <table:table-cell table:style-name="ce136" table:formula="of:=SUM([.N3:.N29])" office:value-type="float" office:value="-8.78583333333334" calcext:value-type="float">
            <text:p>-9</text:p>
          </table:table-cell>
          <table:table-cell table:style-name="ce136" table:formula="of:=SUM([.O3:.O29])" office:value-type="float" office:value="-8.78583333333334" calcext:value-type="float">
            <text:p>-9</text:p>
          </table:table-cell>
          <table:table-cell table:style-name="ce136" table:formula="of:=SUM([.P3:.P29])" office:value-type="float" office:value="-8.78583333333334" calcext:value-type="float">
            <text:p>-9</text:p>
          </table:table-cell>
          <table:table-cell table:style-name="ce136" table:formula="of:=SUM([.Q3:.Q29])" office:value-type="float" office:value="-8.78583333333334" calcext:value-type="float">
            <text:p>-9</text:p>
          </table:table-cell>
          <table:table-cell table:style-name="ce136" table:formula="of:=SUM([.R3:.R29])" office:value-type="float" office:value="-8.78583333333334" calcext:value-type="float">
            <text:p>-9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9])" office:value-type="float" office:value="191" calcext:value-type="float">
            <text:p>191</text:p>
          </table:table-cell>
          <table:table-cell table:formula="of:=SUM([$daily.C109:.C229])" office:value-type="float" office:value="769" calcext:value-type="float">
            <text:p>769</text:p>
          </table:table-cell>
          <table:table-cell table:formula="of:=SUM([$daily.F109:.F231])" office:value-type="float" office:value="-57.26" calcext:value-type="float">
            <text:p>-57</text:p>
          </table:table-cell>
          <table:table-cell table:style-name="ce135" table:formula="of:=[.D4]/[.C4]" office:value-type="percentage" office:value="-0.0744603381014304" calcext:value-type="percentage">
            <text:p>-7%</text:p>
          </table:table-cell>
          <table:table-cell/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formula="of:=[.$D4]/12" office:value-type="float" office:value="-4.77166666666667" calcext:value-type="float">
            <text:p>-5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9:27:43.680517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6T16:50:27.512611266</dc:date>
    <meta:generator>LibreOffice/6.4.0.3$MacOSX_X86_64 LibreOffice_project/b0a288ab3d2d4774cb44b62f04d5d28733ac6df8</meta:generator>
    <meta:editing-duration>P2DT19H33M33S</meta:editing-duration>
    <meta:editing-cycles>50</meta:editing-cycles>
    <meta:document-statistic meta:table-count="3" meta:cell-count="1709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30 daily.L2:daily.L230" chart:data-source-has-labels="both" svg:x="0.463cm" svg:y="1.238cm" svg:width="22.237cm" svg:height="4.882cm">
          <chartooo:coordinate-region svg:x="1.141cm" svg:y="1.403cm" svg:width="20.977cm" svg:height="4.139cm"/>
          <chart:axis chart:dimension="x" chart:name="primary-x" chart:style-name="ch4" chartooo:axis-type="auto">
            <chartooo:date-scale/>
            <chart:categories table:cell-range-address="daily.A3:daily.A2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30" chart:label-cell-address="daily.L2:daily.L2" chart:class="chart:line">
            <chart:data-point chart:repeated="2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30</svg:desc>
                </draw:g>
              </table:table-cell>
              <table:table-cell office:value-type="float" office:value="230.3">
                <text:p>230.3</text:p>
                <draw:g>
                  <svg:desc>daily.L3:daily.L230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53.44">
                <text:p>253.4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35.55">
                <text:p>235.55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26.48">
                <text:p>226.4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6.22">
                <text:p>226.22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16.6">
                <text:p>216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